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44cm"/>
    </style:style>
    <style:style style:name="co2" style:family="table-column">
      <style:table-column-properties fo:break-before="auto" style:column-width="1.498cm"/>
    </style:style>
    <style:style style:name="co3" style:family="table-column">
      <style:table-column-properties fo:break-before="auto" style:column-width="1.88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23.672cm" svg:height="10.135cm" svg:x="4.443cm" svg:y="1.054cm">
            <draw:object draw:notify-on-update-of-ranges="Foglio1.A2:Foglio1.A202 Foglio1.B1:Foglio1.B1 Foglio1.B2:Foglio1.B2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g</text:p>
          </table:table-cell>
          <table:table-cell table:style-name="ce1"/>
          <table:table-cell office:value-type="float" office:value="0.2" calcext:value-type="float">
            <text:p>0,2</text:p>
          </table:table-cell>
          <table:table-cell table:style-name="ce1" office:value-type="string" calcext:value-type="string">
            <text:p>spikiness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EXP(-[.A2]*[.A2]*[.$D$1])" office:value-type="float" office:value="0.00000000206115362243856" calcext:value-type="float">
            <text:p>2,06115362243856E-09</text:p>
          </table:table-cell>
          <table:table-cell table:number-columns-repeated="2"/>
          <table:table-cell table:style-name="ce1"/>
        </table:table-row>
        <table:table-row table:style-name="ro1">
          <table:table-cell table:formula="of:=[.A2]+0.1" office:value-type="float" office:value="-9.9" calcext:value-type="float">
            <text:p>-9,9</text:p>
          </table:table-cell>
          <table:table-cell table:formula="of:=EXP(-[.A3]*[.A3]*[.$D$1])" office:value-type="float" office:value="0.00000000306873626548939" calcext:value-type="float">
            <text:p>3,06873626548939E-09</text:p>
          </table:table-cell>
          <table:table-cell table:number-columns-repeated="3"/>
        </table:table-row>
        <table:table-row table:style-name="ro1">
          <table:table-cell table:formula="of:=[.A3]+0.1" office:value-type="float" office:value="-9.8" calcext:value-type="float">
            <text:p>-9,8</text:p>
          </table:table-cell>
          <table:table-cell table:formula="of:=EXP(-[.A4]*[.A4]*[.$D$1])" office:value-type="float" office:value="0.00000000455063069183233" calcext:value-type="float">
            <text:p>4,55063069183233E-09</text:p>
          </table:table-cell>
          <table:table-cell table:number-columns-repeated="3"/>
        </table:table-row>
        <table:table-row table:style-name="ro1">
          <table:table-cell table:formula="of:=[.A4]+0.1" office:value-type="float" office:value="-9.7" calcext:value-type="float">
            <text:p>-9,7</text:p>
          </table:table-cell>
          <table:table-cell table:formula="of:=EXP(-[.A5]*[.A5]*[.$D$1])" office:value-type="float" office:value="0.00000000672119413188923" calcext:value-type="float">
            <text:p>6,72119413188923E-09</text:p>
          </table:table-cell>
          <table:table-cell table:number-columns-repeated="3"/>
        </table:table-row>
        <table:table-row table:style-name="ro1">
          <table:table-cell table:formula="of:=[.A5]+0.1" office:value-type="float" office:value="-9.6" calcext:value-type="float">
            <text:p>-9,6</text:p>
          </table:table-cell>
          <table:table-cell table:formula="of:=EXP(-[.A6]*[.A6]*[.$D$1])" office:value-type="float" office:value="0.00000000988744565699225" calcext:value-type="float">
            <text:p>9,88744565699225E-09</text:p>
          </table:table-cell>
          <table:table-cell table:number-columns-repeated="3"/>
        </table:table-row>
        <table:table-row table:style-name="ro1">
          <table:table-cell table:formula="of:=[.A6]+0.1" office:value-type="float" office:value="-9.5" calcext:value-type="float">
            <text:p>-9,5</text:p>
          </table:table-cell>
          <table:table-cell table:formula="of:=EXP(-[.A7]*[.A7]*[.$D$1])" office:value-type="float" office:value="0.0000000144872048677204" calcext:value-type="float">
            <text:p>1,44872048677204E-08</text:p>
          </table:table-cell>
          <table:table-cell table:number-columns-repeated="3"/>
        </table:table-row>
        <table:table-row table:style-name="ro1">
          <table:table-cell table:formula="of:=[.A7]+0.1" office:value-type="float" office:value="-9.4" calcext:value-type="float">
            <text:p>-9,4</text:p>
          </table:table-cell>
          <table:table-cell table:formula="of:=EXP(-[.A8]*[.A8]*[.$D$1])" office:value-type="float" office:value="0.000000021142089929801" calcext:value-type="float">
            <text:p>2,1142089929801E-08</text:p>
          </table:table-cell>
          <table:table-cell table:number-columns-repeated="3"/>
        </table:table-row>
        <table:table-row table:style-name="ro1">
          <table:table-cell table:formula="of:=[.A8]+0.1" office:value-type="float" office:value="-9.3" calcext:value-type="float">
            <text:p>-9,3</text:p>
          </table:table-cell>
          <table:table-cell table:formula="of:=EXP(-[.A9]*[.A9]*[.$D$1])" office:value-type="float" office:value="0.0000000307308131512654" calcext:value-type="float">
            <text:p>3,07308131512654E-08</text:p>
          </table:table-cell>
          <table:table-cell table:number-columns-repeated="3"/>
        </table:table-row>
        <table:table-row table:style-name="ro1">
          <table:table-cell table:formula="of:=[.A9]+0.1" office:value-type="float" office:value="-9.2" calcext:value-type="float">
            <text:p>-9,2</text:p>
          </table:table-cell>
          <table:table-cell table:formula="of:=EXP(-[.A10]*[.A10]*[.$D$1])" office:value-type="float" office:value="0.0000000444900619358378" calcext:value-type="float">
            <text:p>4,44900619358378E-08</text:p>
          </table:table-cell>
          <table:table-cell table:number-columns-repeated="3"/>
        </table:table-row>
        <table:table-row table:style-name="ro1">
          <table:table-cell table:formula="of:=[.A10]+0.1" office:value-type="float" office:value="-9.1" calcext:value-type="float">
            <text:p>-9,1</text:p>
          </table:table-cell>
          <table:table-cell table:formula="of:=EXP(-[.A11]*[.A11]*[.$D$1])" office:value-type="float" office:value="0.0000000641526780544054" calcext:value-type="float">
            <text:p>6,41526780544054E-08</text:p>
          </table:table-cell>
          <table:table-cell table:number-columns-repeated="3"/>
        </table:table-row>
        <table:table-row table:style-name="ro1">
          <table:table-cell table:formula="of:=[.A11]+0.1" office:value-type="float" office:value="-9" calcext:value-type="float">
            <text:p>-9</text:p>
          </table:table-cell>
          <table:table-cell table:formula="of:=EXP(-[.A12]*[.A12]*[.$D$1])" office:value-type="float" office:value="0.00000009213600834566" calcext:value-type="float">
            <text:p>9,213600834566E-08</text:p>
          </table:table-cell>
          <table:table-cell table:number-columns-repeated="3"/>
        </table:table-row>
        <table:table-row table:style-name="ro1">
          <table:table-cell table:formula="of:=[.A12]+0.1" office:value-type="float" office:value="-8.9" calcext:value-type="float">
            <text:p>-8,9</text:p>
          </table:table-cell>
          <table:table-cell table:formula="of:=EXP(-[.A13]*[.A13]*[.$D$1])" office:value-type="float" office:value="0.000000131797392346716" calcext:value-type="float">
            <text:p>1,31797392346716E-07</text:p>
          </table:table-cell>
          <table:table-cell table:number-columns-repeated="3"/>
        </table:table-row>
        <table:table-row table:style-name="ro1">
          <table:table-cell table:formula="of:=[.A13]+0.1" office:value-type="float" office:value="-8.8" calcext:value-type="float">
            <text:p>-8,8</text:p>
          </table:table-cell>
          <table:table-cell table:formula="of:=EXP(-[.A14]*[.A14]*[.$D$1])" office:value-type="float" office:value="0.000000187779018310508" calcext:value-type="float">
            <text:p>1,87779018310508E-07</text:p>
          </table:table-cell>
          <table:table-cell table:number-columns-repeated="3"/>
        </table:table-row>
        <table:table-row table:style-name="ro1">
          <table:table-cell table:formula="of:=[.A14]+0.1" office:value-type="float" office:value="-8.7" calcext:value-type="float">
            <text:p>-8,7</text:p>
          </table:table-cell>
          <table:table-cell table:formula="of:=EXP(-[.A15]*[.A15]*[.$D$1])" office:value-type="float" office:value="0.00000026647111119114" calcext:value-type="float">
            <text:p>2,6647111119114E-07</text:p>
          </table:table-cell>
          <table:table-cell table:number-columns-repeated="3"/>
        </table:table-row>
        <table:table-row table:style-name="ro1">
          <table:table-cell table:formula="of:=[.A15]+0.1" office:value-type="float" office:value="-8.60000000000001" calcext:value-type="float">
            <text:p>-8,60000000000001</text:p>
          </table:table-cell>
          <table:table-cell table:formula="of:=EXP(-[.A16]*[.A16]*[.$D$1])" office:value-type="float" office:value="0.000000376630965597401" calcext:value-type="float">
            <text:p>3,76630965597401E-07</text:p>
          </table:table-cell>
          <table:table-cell table:number-columns-repeated="3"/>
        </table:table-row>
        <table:table-row table:style-name="ro1">
          <table:table-cell table:formula="of:=[.A16]+0.1" office:value-type="float" office:value="-8.50000000000001" calcext:value-type="float">
            <text:p>-8,50000000000001</text:p>
          </table:table-cell>
          <table:table-cell table:formula="of:=EXP(-[.A17]*[.A17]*[.$D$1])" office:value-type="float" office:value="0.00000053020612018242" calcext:value-type="float">
            <text:p>5,3020612018242E-07</text:p>
          </table:table-cell>
          <table:table-cell table:number-columns-repeated="3"/>
        </table:table-row>
        <table:table-row table:style-name="ro1">
          <table:table-cell table:formula="of:=[.A17]+0.1" office:value-type="float" office:value="-8.40000000000001" calcext:value-type="float">
            <text:p>-8,40000000000001</text:p>
          </table:table-cell>
          <table:table-cell table:formula="of:=EXP(-[.A18]*[.A18]*[.$D$1])" office:value-type="float" office:value="0.000000743423476261157" calcext:value-type="float">
            <text:p>7,43423476261157E-07</text:p>
          </table:table-cell>
          <table:table-cell table:number-columns-repeated="3"/>
        </table:table-row>
        <table:table-row table:style-name="ro1">
          <table:table-cell table:formula="of:=[.A18]+0.1" office:value-type="float" office:value="-8.30000000000001" calcext:value-type="float">
            <text:p>-8,30000000000001</text:p>
          </table:table-cell>
          <table:table-cell table:formula="of:=EXP(-[.A19]*[.A19]*[.$D$1])" office:value-type="float" office:value="0.00000103822295854484" calcext:value-type="float">
            <text:p>1,03822295854484E-06</text:p>
          </table:table-cell>
          <table:table-cell table:number-columns-repeated="3"/>
        </table:table-row>
        <table:table-row table:style-name="ro1">
          <table:table-cell table:formula="of:=[.A19]+0.1" office:value-type="float" office:value="-8.20000000000001" calcext:value-type="float">
            <text:p>-8,20000000000001</text:p>
          </table:table-cell>
          <table:table-cell table:formula="of:=EXP(-[.A20]*[.A20]*[.$D$1])" office:value-type="float" office:value="0.00000144413504557525" calcext:value-type="float">
            <text:p>1,44413504557525E-06</text:p>
          </table:table-cell>
          <table:table-cell table:number-columns-repeated="3"/>
        </table:table-row>
        <table:table-row table:style-name="ro1">
          <table:table-cell table:formula="of:=[.A20]+0.1" office:value-type="float" office:value="-8.10000000000001" calcext:value-type="float">
            <text:p>-8,10000000000001</text:p>
          </table:table-cell>
          <table:table-cell table:formula="of:=EXP(-[.A21]*[.A21]*[.$D$1])" office:value-type="float" office:value="0.00000200072688686774" calcext:value-type="float">
            <text:p>2,00072688686774E-06</text:p>
          </table:table-cell>
          <table:table-cell table:number-columns-repeated="3"/>
        </table:table-row>
        <table:table-row table:style-name="ro1">
          <table:table-cell table:formula="of:=[.A21]+0.1" office:value-type="float" office:value="-8.00000000000001" calcext:value-type="float">
            <text:p>-8,00000000000001</text:p>
          </table:table-cell>
          <table:table-cell table:formula="of:=EXP(-[.A22]*[.A22]*[.$D$1])" office:value-type="float" office:value="0.00000276077257203714" calcext:value-type="float">
            <text:p>2,76077257203714E-06</text:p>
          </table:table-cell>
          <table:table-cell table:number-columns-repeated="3"/>
        </table:table-row>
        <table:table-row table:style-name="ro1">
          <table:table-cell table:formula="of:=[.A22]+0.1" office:value-type="float" office:value="-7.90000000000001" calcext:value-type="float">
            <text:p>-7,90000000000001</text:p>
          </table:table-cell>
          <table:table-cell table:formula="of:=EXP(-[.A23]*[.A23]*[.$D$1])" office:value-type="float" office:value="0.00000379434028565599" calcext:value-type="float">
            <text:p>3,79434028565599E-06</text:p>
          </table:table-cell>
          <table:table-cell table:number-columns-repeated="3"/>
        </table:table-row>
        <table:table-row table:style-name="ro1">
          <table:table-cell table:formula="of:=[.A23]+0.1" office:value-type="float" office:value="-7.80000000000001" calcext:value-type="float">
            <text:p>-7,80000000000001</text:p>
          </table:table-cell>
          <table:table-cell table:formula="of:=EXP(-[.A24]*[.A24]*[.$D$1])" office:value-type="float" office:value="0.00000519403347400272" calcext:value-type="float">
            <text:p>5,19403347400272E-06</text:p>
          </table:table-cell>
          <table:table-cell table:number-columns-repeated="3"/>
        </table:table-row>
        <table:table-row table:style-name="ro1">
          <table:table-cell table:formula="of:=[.A24]+0.1" office:value-type="float" office:value="-7.70000000000001" calcext:value-type="float">
            <text:p>-7,70000000000001</text:p>
          </table:table-cell>
          <table:table-cell table:formula="of:=EXP(-[.A25]*[.A25]*[.$D$1])" office:value-type="float" office:value="0.00000708167568209851" calcext:value-type="float">
            <text:p>7,08167568209851E-06</text:p>
          </table:table-cell>
          <table:table-cell table:number-columns-repeated="3"/>
        </table:table-row>
        <table:table-row table:style-name="ro1">
          <table:table-cell table:formula="of:=[.A25]+0.1" office:value-type="float" office:value="-7.60000000000001" calcext:value-type="float">
            <text:p>-7,60000000000001</text:p>
          </table:table-cell>
          <table:table-cell table:formula="of:=EXP(-[.A26]*[.A26]*[.$D$1])" office:value-type="float" office:value="0.00000961679027700023" calcext:value-type="float">
            <text:p>9,61679027700023E-06</text:p>
          </table:table-cell>
          <table:table-cell table:number-columns-repeated="3"/>
        </table:table-row>
        <table:table-row table:style-name="ro1">
          <table:table-cell table:formula="of:=[.A26]+0.1" office:value-type="float" office:value="-7.50000000000001" calcext:value-type="float">
            <text:p>-7,50000000000001</text:p>
          </table:table-cell>
          <table:table-cell table:formula="of:=EXP(-[.A27]*[.A27]*[.$D$1])" office:value-type="float" office:value="0.0000130072976540673" calcext:value-type="float">
            <text:p>1,30072976540673E-05</text:p>
          </table:table-cell>
          <table:table-cell table:number-columns-repeated="3"/>
        </table:table-row>
        <table:table-row table:style-name="ro1">
          <table:table-cell table:formula="of:=[.A27]+0.1" office:value-type="float" office:value="-7.40000000000001" calcext:value-type="float">
            <text:p>-7,40000000000001</text:p>
          </table:table-cell>
          <table:table-cell table:formula="of:=EXP(-[.A28]*[.A28]*[.$D$1])" office:value-type="float" office:value="0.0000175229343631348" calcext:value-type="float">
            <text:p>1,75229343631348E-05</text:p>
          </table:table-cell>
          <table:table-cell table:number-columns-repeated="3"/>
        </table:table-row>
        <table:table-row table:style-name="ro1">
          <table:table-cell table:formula="of:=[.A28]+0.1" office:value-type="float" office:value="-7.30000000000001" calcext:value-type="float">
            <text:p>-7,30000000000001</text:p>
          </table:table-cell>
          <table:table-cell table:formula="of:=EXP(-[.A29]*[.A29]*[.$D$1])" office:value-type="float" office:value="0.000023511991273467" calcext:value-type="float">
            <text:p>2,3511991273467E-05</text:p>
          </table:table-cell>
          <table:table-cell table:number-columns-repeated="3"/>
        </table:table-row>
        <table:table-row table:style-name="ro1">
          <table:table-cell table:formula="of:=[.A29]+0.1" office:value-type="float" office:value="-7.20000000000001" calcext:value-type="float">
            <text:p>-7,20000000000001</text:p>
          </table:table-cell>
          <table:table-cell table:formula="of:=EXP(-[.A30]*[.A30]*[.$D$1])" office:value-type="float" office:value="0.0000314220714360764" calcext:value-type="float">
            <text:p>3,14220714360764E-05</text:p>
          </table:table-cell>
          <table:table-cell table:number-columns-repeated="3"/>
        </table:table-row>
        <table:table-row table:style-name="ro1">
          <table:table-cell table:formula="of:=[.A30]+0.1" office:value-type="float" office:value="-7.10000000000001" calcext:value-type="float">
            <text:p>-7,10000000000001</text:p>
          </table:table-cell>
          <table:table-cell table:formula="of:=EXP(-[.A31]*[.A31]*[.$D$1])" office:value-type="float" office:value="0.0000418256822169599" calcext:value-type="float">
            <text:p>4,18256822169599E-05</text:p>
          </table:table-cell>
          <table:table-cell table:number-columns-repeated="3"/>
        </table:table-row>
        <table:table-row table:style-name="ro1">
          <table:table-cell table:formula="of:=[.A31]+0.1" office:value-type="float" office:value="-7.00000000000001" calcext:value-type="float">
            <text:p>-7,00000000000001</text:p>
          </table:table-cell>
          <table:table-cell table:formula="of:=EXP(-[.A32]*[.A32]*[.$D$1])" office:value-type="float" office:value="0.0000554515994321753" calcext:value-type="float">
            <text:p>5,54515994321753E-05</text:p>
          </table:table-cell>
          <table:table-cell table:number-columns-repeated="3"/>
        </table:table-row>
        <table:table-row table:style-name="ro1">
          <table:table-cell table:formula="of:=[.A32]+0.1" office:value-type="float" office:value="-6.90000000000001" calcext:value-type="float">
            <text:p>-6,90000000000001</text:p>
          </table:table-cell>
          <table:table-cell table:formula="of:=EXP(-[.A33]*[.A33]*[.$D$1])" office:value-type="float" office:value="0.0000732230716633552" calcext:value-type="float">
            <text:p>7,32230716633552E-05</text:p>
          </table:table-cell>
          <table:table-cell table:number-columns-repeated="3"/>
        </table:table-row>
        <table:table-row table:style-name="ro1">
          <table:table-cell table:formula="of:=[.A33]+0.1" office:value-type="float" office:value="-6.80000000000001" calcext:value-type="float">
            <text:p>-6,80000000000001</text:p>
          </table:table-cell>
          <table:table-cell table:formula="of:=EXP(-[.A34]*[.A34]*[.$D$1])" office:value-type="float" office:value="0.0000963040677170316" calcext:value-type="float">
            <text:p>9,63040677170316E-05</text:p>
          </table:table-cell>
          <table:table-cell table:number-columns-repeated="3"/>
        </table:table-row>
        <table:table-row table:style-name="ro1">
          <table:table-cell table:formula="of:=[.A34]+0.1" office:value-type="float" office:value="-6.70000000000001" calcext:value-type="float">
            <text:p>-6,70000000000001</text:p>
          </table:table-cell>
          <table:table-cell table:formula="of:=EXP(-[.A35]*[.A35]*[.$D$1])" office:value-type="float" office:value="0.000126154905170319" calcext:value-type="float">
            <text:p>0,00012615490517</text:p>
          </table:table-cell>
          <table:table-cell table:number-columns-repeated="3"/>
        </table:table-row>
        <table:table-row table:style-name="ro1">
          <table:table-cell table:formula="of:=[.A35]+0.1" office:value-type="float" office:value="-6.60000000000001" calcext:value-type="float">
            <text:p>-6,60000000000001</text:p>
          </table:table-cell>
          <table:table-cell table:formula="of:=EXP(-[.A36]*[.A36]*[.$D$1])" office:value-type="float" office:value="0.00016459872760104" calcext:value-type="float">
            <text:p>0,000164598727601</text:p>
          </table:table-cell>
          <table:table-cell table:number-columns-repeated="3"/>
        </table:table-row>
        <table:table-row table:style-name="ro1">
          <table:table-cell table:formula="of:=[.A36]+0.1" office:value-type="float" office:value="-6.50000000000001" calcext:value-type="float">
            <text:p>-6,50000000000001</text:p>
          </table:table-cell>
          <table:table-cell table:formula="of:=EXP(-[.A37]*[.A37]*[.$D$1])" office:value-type="float" office:value="0.000213900415367654" calcext:value-type="float">
            <text:p>0,000213900415368</text:p>
          </table:table-cell>
          <table:table-cell table:number-columns-repeated="3"/>
        </table:table-row>
        <table:table-row table:style-name="ro1">
          <table:table-cell table:formula="of:=[.A37]+0.1" office:value-type="float" office:value="-6.40000000000001" calcext:value-type="float">
            <text:p>-6,40000000000001</text:p>
          </table:table-cell>
          <table:table-cell table:formula="of:=EXP(-[.A38]*[.A38]*[.$D$1])" office:value-type="float" office:value="0.000276859610930203" calcext:value-type="float">
            <text:p>0,00027685961093</text:p>
          </table:table-cell>
          <table:table-cell table:number-columns-repeated="3"/>
        </table:table-row>
        <table:table-row table:style-name="ro1">
          <table:table-cell table:formula="of:=[.A38]+0.1" office:value-type="float" office:value="-6.30000000000001" calcext:value-type="float">
            <text:p>-6,30000000000001</text:p>
          </table:table-cell>
          <table:table-cell table:formula="of:=EXP(-[.A39]*[.A39]*[.$D$1])" office:value-type="float" office:value="0.000356919604151772" calcext:value-type="float">
            <text:p>0,000356919604152</text:p>
          </table:table-cell>
          <table:table-cell table:number-columns-repeated="3"/>
        </table:table-row>
        <table:table-row table:style-name="ro1">
          <table:table-cell table:formula="of:=[.A39]+0.1" office:value-type="float" office:value="-6.20000000000001" calcext:value-type="float">
            <text:p>-6,20000000000001</text:p>
          </table:table-cell>
          <table:table-cell table:formula="of:=EXP(-[.A40]*[.A40]*[.$D$1])" office:value-type="float" office:value="0.000458293843445003" calcext:value-type="float">
            <text:p>0,000458293843445</text:p>
          </table:table-cell>
          <table:table-cell table:number-columns-repeated="3"/>
        </table:table-row>
        <table:table-row table:style-name="ro1">
          <table:table-cell table:formula="of:=[.A40]+0.1" office:value-type="float" office:value="-6.10000000000001" calcext:value-type="float">
            <text:p>-6,10000000000001</text:p>
          </table:table-cell>
          <table:table-cell table:formula="of:=EXP(-[.A41]*[.A41]*[.$D$1])" office:value-type="float" office:value="0.000586111800938618" calcext:value-type="float">
            <text:p>0,000586111800939</text:p>
          </table:table-cell>
          <table:table-cell table:number-columns-repeated="3"/>
        </table:table-row>
        <table:table-row table:style-name="ro1">
          <table:table-cell table:formula="of:=[.A41]+0.1" office:value-type="float" office:value="-6.00000000000001" calcext:value-type="float">
            <text:p>-6,00000000000001</text:p>
          </table:table-cell>
          <table:table-cell table:formula="of:=EXP(-[.A42]*[.A42]*[.$D$1])" office:value-type="float" office:value="0.000746585808376653" calcext:value-type="float">
            <text:p>0,000746585808377</text:p>
          </table:table-cell>
          <table:table-cell table:number-columns-repeated="3"/>
        </table:table-row>
        <table:table-row table:style-name="ro1">
          <table:table-cell table:formula="of:=[.A42]+0.1" office:value-type="float" office:value="-5.90000000000001" calcext:value-type="float">
            <text:p>-5,90000000000001</text:p>
          </table:table-cell>
          <table:table-cell table:formula="of:=EXP(-[.A43]*[.A43]*[.$D$1])" office:value-type="float" office:value="0.000947200278320077" calcext:value-type="float">
            <text:p>0,00094720027832</text:p>
          </table:table-cell>
          <table:table-cell table:number-columns-repeated="3"/>
        </table:table-row>
        <table:table-row table:style-name="ro1">
          <table:table-cell table:formula="of:=[.A43]+0.1" office:value-type="float" office:value="-5.80000000000002" calcext:value-type="float">
            <text:p>-5,80000000000002</text:p>
          </table:table-cell>
          <table:table-cell table:formula="of:=EXP(-[.A44]*[.A44]*[.$D$1])" office:value-type="float" office:value="0.00119692441471684" calcext:value-type="float">
            <text:p>0,001196924414717</text:p>
          </table:table-cell>
          <table:table-cell table:number-columns-repeated="3"/>
        </table:table-row>
        <table:table-row table:style-name="ro1">
          <table:table-cell table:formula="of:=[.A44]+0.1" office:value-type="float" office:value="-5.70000000000002" calcext:value-type="float">
            <text:p>-5,70000000000002</text:p>
          </table:table-cell>
          <table:table-cell table:formula="of:=EXP(-[.A45]*[.A45]*[.$D$1])" office:value-type="float" office:value="0.00150644908024745" calcext:value-type="float">
            <text:p>0,001506449080247</text:p>
          </table:table-cell>
          <table:table-cell table:number-columns-repeated="3"/>
        </table:table-row>
        <table:table-row table:style-name="ro1">
          <table:table-cell table:formula="of:=[.A45]+0.1" office:value-type="float" office:value="-5.60000000000002" calcext:value-type="float">
            <text:p>-5,60000000000002</text:p>
          </table:table-cell>
          <table:table-cell table:formula="of:=EXP(-[.A46]*[.A46]*[.$D$1])" office:value-type="float" office:value="0.00188844790797891" calcext:value-type="float">
            <text:p>0,001888447907979</text:p>
          </table:table-cell>
          <table:table-cell table:number-columns-repeated="3"/>
        </table:table-row>
        <table:table-row table:style-name="ro1">
          <table:table-cell table:formula="of:=[.A46]+0.1" office:value-type="float" office:value="-5.50000000000002" calcext:value-type="float">
            <text:p>-5,50000000000002</text:p>
          </table:table-cell>
          <table:table-cell table:formula="of:=EXP(-[.A47]*[.A47]*[.$D$1])" office:value-type="float" office:value="0.00235786200649015" calcext:value-type="float">
            <text:p>0,00235786200649</text:p>
          </table:table-cell>
          <table:table-cell table:number-columns-repeated="3"/>
        </table:table-row>
        <table:table-row table:style-name="ro1">
          <table:table-cell table:formula="of:=[.A47]+0.1" office:value-type="float" office:value="-5.40000000000002" calcext:value-type="float">
            <text:p>-5,40000000000002</text:p>
          </table:table-cell>
          <table:table-cell table:formula="of:=EXP(-[.A48]*[.A48]*[.$D$1])" office:value-type="float" office:value="0.00293220669850148" calcext:value-type="float">
            <text:p>0,002932206698501</text:p>
          </table:table-cell>
          <table:table-cell table:number-columns-repeated="3"/>
        </table:table-row>
        <table:table-row table:style-name="ro1">
          <table:table-cell table:formula="of:=[.A48]+0.1" office:value-type="float" office:value="-5.30000000000002" calcext:value-type="float">
            <text:p>-5,30000000000002</text:p>
          </table:table-cell>
          <table:table-cell table:formula="of:=EXP(-[.A49]*[.A49]*[.$D$1])" office:value-type="float" office:value="0.00363189764530105" calcext:value-type="float">
            <text:p>0,003631897645301</text:p>
          </table:table-cell>
          <table:table-cell table:number-columns-repeated="3"/>
        </table:table-row>
        <table:table-row table:style-name="ro1">
          <table:table-cell table:formula="of:=[.A49]+0.1" office:value-type="float" office:value="-5.20000000000002" calcext:value-type="float">
            <text:p>-5,20000000000002</text:p>
          </table:table-cell>
          <table:table-cell table:formula="of:=EXP(-[.A50]*[.A50]*[.$D$1])" office:value-type="float" office:value="0.00448059244101646" calcext:value-type="float">
            <text:p>0,004480592441016</text:p>
          </table:table-cell>
          <table:table-cell table:number-columns-repeated="3"/>
        </table:table-row>
        <table:table-row table:style-name="ro1">
          <table:table-cell table:formula="of:=[.A50]+0.1" office:value-type="float" office:value="-5.10000000000002" calcext:value-type="float">
            <text:p>-5,10000000000002</text:p>
          </table:table-cell>
          <table:table-cell table:formula="of:=EXP(-[.A51]*[.A51]*[.$D$1])" office:value-type="float" office:value="0.00550554231769615" calcext:value-type="float">
            <text:p>0,005505542317696</text:p>
          </table:table-cell>
          <table:table-cell table:number-columns-repeated="3"/>
        </table:table-row>
        <table:table-row table:style-name="ro1">
          <table:table-cell table:formula="of:=[.A51]+0.1" office:value-type="float" office:value="-5.00000000000002" calcext:value-type="float">
            <text:p>-5,00000000000002</text:p>
          </table:table-cell>
          <table:table-cell table:formula="of:=EXP(-[.A52]*[.A52]*[.$D$1])" office:value-type="float" office:value="0.00673794699908523" calcext:value-type="float">
            <text:p>0,006737946999085</text:p>
          </table:table-cell>
          <table:table-cell table:number-columns-repeated="3"/>
        </table:table-row>
        <table:table-row table:style-name="ro1">
          <table:table-cell table:formula="of:=[.A52]+0.1" office:value-type="float" office:value="-4.90000000000002" calcext:value-type="float">
            <text:p>-4,90000000000002</text:p>
          </table:table-cell>
          <table:table-cell table:formula="of:=EXP(-[.A53]*[.A53]*[.$D$1])" office:value-type="float" office:value="0.00821330400344828" calcext:value-type="float">
            <text:p>0,008213304003448</text:p>
          </table:table-cell>
          <table:table-cell table:number-columns-repeated="3"/>
        </table:table-row>
        <table:table-row table:style-name="ro1">
          <table:table-cell table:formula="of:=[.A53]+0.1" office:value-type="float" office:value="-4.80000000000002" calcext:value-type="float">
            <text:p>-4,80000000000002</text:p>
          </table:table-cell>
          <table:table-cell table:formula="of:=EXP(-[.A54]*[.A54]*[.$D$1])" office:value-type="float" office:value="0.00997174186137611" calcext:value-type="float">
            <text:p>0,009971741861376</text:p>
          </table:table-cell>
          <table:table-cell table:number-columns-repeated="3"/>
        </table:table-row>
        <table:table-row table:style-name="ro1">
          <table:table-cell table:formula="of:=[.A54]+0.1" office:value-type="float" office:value="-4.70000000000002" calcext:value-type="float">
            <text:p>-4,70000000000002</text:p>
          </table:table-cell>
          <table:table-cell table:formula="of:=EXP(-[.A55]*[.A55]*[.$D$1])" office:value-type="float" office:value="0.012058324833811" calcext:value-type="float">
            <text:p>0,012058324833811</text:p>
          </table:table-cell>
          <table:table-cell table:number-columns-repeated="3"/>
        </table:table-row>
        <table:table-row table:style-name="ro1">
          <table:table-cell table:formula="of:=[.A55]+0.1" office:value-type="float" office:value="-4.60000000000002" calcext:value-type="float">
            <text:p>-4,60000000000002</text:p>
          </table:table-cell>
          <table:table-cell table:formula="of:=EXP(-[.A56]*[.A56]*[.$D$1])" office:value-type="float" office:value="0.0145233148527064" calcext:value-type="float">
            <text:p>0,014523314852706</text:p>
          </table:table-cell>
          <table:table-cell table:number-columns-repeated="3"/>
        </table:table-row>
        <table:table-row table:style-name="ro1">
          <table:table-cell table:formula="of:=[.A56]+0.1" office:value-type="float" office:value="-4.50000000000002" calcext:value-type="float">
            <text:p>-4,50000000000002</text:p>
          </table:table-cell>
          <table:table-cell table:formula="of:=EXP(-[.A57]*[.A57]*[.$D$1])" office:value-type="float" office:value="0.0174223746394929" calcext:value-type="float">
            <text:p>0,017422374639493</text:p>
          </table:table-cell>
          <table:table-cell table:number-columns-repeated="3"/>
        </table:table-row>
        <table:table-row table:style-name="ro1">
          <table:table-cell table:formula="of:=[.A57]+0.1" office:value-type="float" office:value="-4.40000000000002" calcext:value-type="float">
            <text:p>-4,40000000000002</text:p>
          </table:table-cell>
          <table:table-cell table:formula="of:=EXP(-[.A58]*[.A58]*[.$D$1])" office:value-type="float" office:value="0.0208166943753052" calcext:value-type="float">
            <text:p>0,020816694375305</text:p>
          </table:table-cell>
          <table:table-cell table:number-columns-repeated="3"/>
        </table:table-row>
        <table:table-row table:style-name="ro1">
          <table:table-cell table:formula="of:=[.A58]+0.1" office:value-type="float" office:value="-4.30000000000002" calcext:value-type="float">
            <text:p>-4,30000000000002</text:p>
          </table:table-cell>
          <table:table-cell table:formula="of:=EXP(-[.A59]*[.A59]*[.$D$1])" office:value-type="float" office:value="0.0247730230033133" calcext:value-type="float">
            <text:p>0,024773023003313</text:p>
          </table:table-cell>
          <table:table-cell table:number-columns-repeated="3"/>
        </table:table-row>
        <table:table-row table:style-name="ro1">
          <table:table-cell table:formula="of:=[.A59]+0.1" office:value-type="float" office:value="-4.20000000000002" calcext:value-type="float">
            <text:p>-4,20000000000002</text:p>
          </table:table-cell>
          <table:table-cell table:formula="of:=EXP(-[.A60]*[.A60]*[.$D$1])" office:value-type="float" office:value="0.0293635843476983" calcext:value-type="float">
            <text:p>0,029363584347698</text:p>
          </table:table-cell>
          <table:table-cell table:number-columns-repeated="3"/>
        </table:table-row>
        <table:table-row table:style-name="ro1">
          <table:table-cell table:formula="of:=[.A60]+0.1" office:value-type="float" office:value="-4.10000000000002" calcext:value-type="float">
            <text:p>-4,10000000000002</text:p>
          </table:table-cell>
          <table:table-cell table:formula="of:=EXP(-[.A61]*[.A61]*[.$D$1])" office:value-type="float" office:value="0.0346658578510752" calcext:value-type="float">
            <text:p>0,034665857851075</text:p>
          </table:table-cell>
          <table:table-cell table:number-columns-repeated="3"/>
        </table:table-row>
        <table:table-row table:style-name="ro1">
          <table:table-cell table:formula="of:=[.A61]+0.1" office:value-type="float" office:value="-4.00000000000002" calcext:value-type="float">
            <text:p>-4,00000000000002</text:p>
          </table:table-cell>
          <table:table-cell table:formula="of:=EXP(-[.A62]*[.A62]*[.$D$1])" office:value-type="float" office:value="0.0407622039783648" calcext:value-type="float">
            <text:p>0,040762203978365</text:p>
          </table:table-cell>
          <table:table-cell table:number-columns-repeated="3"/>
        </table:table-row>
        <table:table-row table:style-name="ro1">
          <table:table-cell table:formula="of:=[.A62]+0.1" office:value-type="float" office:value="-3.90000000000002" calcext:value-type="float">
            <text:p>-3,90000000000002</text:p>
          </table:table-cell>
          <table:table-cell table:formula="of:=EXP(-[.A63]*[.A63]*[.$D$1])" office:value-type="float" office:value="0.0477393153212394" calcext:value-type="float">
            <text:p>0,047739315321239</text:p>
          </table:table-cell>
          <table:table-cell table:number-columns-repeated="3"/>
        </table:table-row>
        <table:table-row table:style-name="ro1">
          <table:table-cell table:formula="of:=[.A63]+0.1" office:value-type="float" office:value="-3.80000000000002" calcext:value-type="float">
            <text:p>-3,80000000000002</text:p>
          </table:table-cell>
          <table:table-cell table:formula="of:=EXP(-[.A64]*[.A64]*[.$D$1])" office:value-type="float" office:value="0.0556874762632681" calcext:value-type="float">
            <text:p>0,055687476263268</text:p>
          </table:table-cell>
          <table:table-cell table:number-columns-repeated="3"/>
        </table:table-row>
        <table:table-row table:style-name="ro1">
          <table:table-cell table:formula="of:=[.A64]+0.1" office:value-type="float" office:value="-3.70000000000002" calcext:value-type="float">
            <text:p>-3,70000000000002</text:p>
          </table:table-cell>
          <table:table-cell table:formula="of:=EXP(-[.A65]*[.A65]*[.$D$1])" office:value-type="float" office:value="0.0646996168137834" calcext:value-type="float">
            <text:p>0,064699616813784</text:p>
          </table:table-cell>
          <table:table-cell table:number-columns-repeated="3"/>
        </table:table-row>
        <table:table-row table:style-name="ro1">
          <table:table-cell table:formula="of:=[.A65]+0.1" office:value-type="float" office:value="-3.60000000000002" calcext:value-type="float">
            <text:p>-3,60000000000002</text:p>
          </table:table-cell>
          <table:table-cell table:formula="of:=EXP(-[.A66]*[.A66]*[.$D$1])" office:value-type="float" office:value="0.0748701499452575" calcext:value-type="float">
            <text:p>0,074870149945258</text:p>
          </table:table-cell>
          <table:table-cell table:number-columns-repeated="3"/>
        </table:table-row>
        <table:table-row table:style-name="ro1">
          <table:table-cell table:formula="of:=[.A66]+0.1" office:value-type="float" office:value="-3.50000000000002" calcext:value-type="float">
            <text:p>-3,50000000000002</text:p>
          </table:table-cell>
          <table:table-cell table:formula="of:=EXP(-[.A67]*[.A67]*[.$D$1])" office:value-type="float" office:value="0.086293586499368" calcext:value-type="float">
            <text:p>0,086293586499368</text:p>
          </table:table-cell>
          <table:table-cell table:number-columns-repeated="3"/>
        </table:table-row>
        <table:table-row table:style-name="ro1">
          <table:table-cell table:formula="of:=[.A67]+0.1" office:value-type="float" office:value="-3.40000000000002" calcext:value-type="float">
            <text:p>-3,40000000000002</text:p>
          </table:table-cell>
          <table:table-cell table:formula="of:=EXP(-[.A68]*[.A68]*[.$D$1])" office:value-type="float" office:value="0.0990629274467445" calcext:value-type="float">
            <text:p>0,099062927446745</text:p>
          </table:table-cell>
          <table:table-cell table:number-columns-repeated="3"/>
        </table:table-row>
        <table:table-row table:style-name="ro1">
          <table:table-cell table:formula="of:=[.A68]+0.1" office:value-type="float" office:value="-3.30000000000002" calcext:value-type="float">
            <text:p>-3,30000000000002</text:p>
          </table:table-cell>
          <table:table-cell table:formula="of:=EXP(-[.A69]*[.A69]*[.$D$1])" office:value-type="float" office:value="0.113267839935586" calcext:value-type="float">
            <text:p>0,113267839935586</text:p>
          </table:table-cell>
          <table:table-cell table:number-columns-repeated="3"/>
        </table:table-row>
        <table:table-row table:style-name="ro1">
          <table:table-cell table:formula="of:=[.A69]+0.1" office:value-type="float" office:value="-3.20000000000002" calcext:value-type="float">
            <text:p>-3,20000000000002</text:p>
          </table:table-cell>
          <table:table-cell table:formula="of:=EXP(-[.A70]*[.A70]*[.$D$1])" office:value-type="float" office:value="0.128992631036516" calcext:value-type="float">
            <text:p>0,128992631036516</text:p>
          </table:table-cell>
          <table:table-cell table:number-columns-repeated="3"/>
        </table:table-row>
        <table:table-row table:style-name="ro1">
          <table:table-cell table:formula="of:=[.A70]+0.1" office:value-type="float" office:value="-3.10000000000002" calcext:value-type="float">
            <text:p>-3,10000000000002</text:p>
          </table:table-cell>
          <table:table-cell table:formula="of:=EXP(-[.A71]*[.A71]*[.$D$1])" office:value-type="float" office:value="0.146314041224632" calcext:value-type="float">
            <text:p>0,146314041224632</text:p>
          </table:table-cell>
          <table:table-cell table:number-columns-repeated="3"/>
        </table:table-row>
        <table:table-row table:style-name="ro1">
          <table:table-cell table:formula="of:=[.A71]+0.1" office:value-type="float" office:value="-3.00000000000002" calcext:value-type="float">
            <text:p>-3,00000000000002</text:p>
          </table:table-cell>
          <table:table-cell table:formula="of:=EXP(-[.A72]*[.A72]*[.$D$1])" office:value-type="float" office:value="0.165298888221582" calcext:value-type="float">
            <text:p>0,165298888221582</text:p>
          </table:table-cell>
          <table:table-cell table:number-columns-repeated="3"/>
        </table:table-row>
        <table:table-row table:style-name="ro1">
          <table:table-cell table:formula="of:=[.A72]+0.1" office:value-type="float" office:value="-2.90000000000002" calcext:value-type="float">
            <text:p>-2,90000000000002</text:p>
          </table:table-cell>
          <table:table-cell table:formula="of:=EXP(-[.A73]*[.A73]*[.$D$1])" office:value-type="float" office:value="0.186001600586904" calcext:value-type="float">
            <text:p>0,186001600586904</text:p>
          </table:table-cell>
          <table:table-cell table:number-columns-repeated="3"/>
        </table:table-row>
        <table:table-row table:style-name="ro1">
          <table:table-cell table:formula="of:=[.A73]+0.1" office:value-type="float" office:value="-2.80000000000002" calcext:value-type="float">
            <text:p>-2,80000000000002</text:p>
          </table:table-cell>
          <table:table-cell table:formula="of:=EXP(-[.A74]*[.A74]*[.$D$1])" office:value-type="float" office:value="0.208461689089627" calcext:value-type="float">
            <text:p>0,208461689089627</text:p>
          </table:table-cell>
          <table:table-cell table:number-columns-repeated="3"/>
        </table:table-row>
        <table:table-row table:style-name="ro1">
          <table:table-cell table:formula="of:=[.A74]+0.1" office:value-type="float" office:value="-2.70000000000002" calcext:value-type="float">
            <text:p>-2,70000000000002</text:p>
          </table:table-cell>
          <table:table-cell table:formula="of:=EXP(-[.A75]*[.A75]*[.$D$1])" office:value-type="float" office:value="0.232701212061566" calcext:value-type="float">
            <text:p>0,232701212061566</text:p>
          </table:table-cell>
          <table:table-cell table:number-columns-repeated="3"/>
        </table:table-row>
        <table:table-row table:style-name="ro1">
          <table:table-cell table:formula="of:=[.A75]+0.1" office:value-type="float" office:value="-2.60000000000002" calcext:value-type="float">
            <text:p>-2,60000000000002</text:p>
          </table:table-cell>
          <table:table-cell table:formula="of:=EXP(-[.A76]*[.A76]*[.$D$1])" office:value-type="float" office:value="0.258722298259635" calcext:value-type="float">
            <text:p>0,258722298259635</text:p>
          </table:table-cell>
          <table:table-cell table:number-columns-repeated="3"/>
        </table:table-row>
        <table:table-row table:style-name="ro1">
          <table:table-cell table:formula="of:=[.A76]+0.1" office:value-type="float" office:value="-2.50000000000002" calcext:value-type="float">
            <text:p>-2,50000000000002</text:p>
          </table:table-cell>
          <table:table-cell table:formula="of:=EXP(-[.A77]*[.A77]*[.$D$1])" office:value-type="float" office:value="0.286504796860184" calcext:value-type="float">
            <text:p>0,286504796860184</text:p>
          </table:table-cell>
          <table:table-cell table:number-columns-repeated="3"/>
        </table:table-row>
        <table:table-row table:style-name="ro1">
          <table:table-cell table:formula="of:=[.A77]+0.1" office:value-type="float" office:value="-2.40000000000002" calcext:value-type="float">
            <text:p>-2,40000000000002</text:p>
          </table:table-cell>
          <table:table-cell table:formula="of:=EXP(-[.A78]*[.A78]*[.$D$1])" office:value-type="float" office:value="0.316004128691856" calcext:value-type="float">
            <text:p>0,316004128691856</text:p>
          </table:table-cell>
          <table:table-cell table:number-columns-repeated="3"/>
        </table:table-row>
        <table:table-row table:style-name="ro1">
          <table:table-cell table:formula="of:=[.A78]+0.1" office:value-type="float" office:value="-2.30000000000002" calcext:value-type="float">
            <text:p>-2,30000000000002</text:p>
          </table:table-cell>
          <table:table-cell table:formula="of:=EXP(-[.A79]*[.A79]*[.$D$1])" office:value-type="float" office:value="0.347149415324504" calcext:value-type="float">
            <text:p>0,347149415324504</text:p>
          </table:table-cell>
          <table:table-cell table:number-columns-repeated="3"/>
        </table:table-row>
        <table:table-row table:style-name="ro1">
          <table:table-cell table:formula="of:=[.A79]+0.1" office:value-type="float" office:value="-2.20000000000002" calcext:value-type="float">
            <text:p>-2,20000000000002</text:p>
          </table:table-cell>
          <table:table-cell table:formula="of:=EXP(-[.A80]*[.A80]*[.$D$1])" office:value-type="float" office:value="0.379841962851372" calcext:value-type="float">
            <text:p>0,379841962851372</text:p>
          </table:table-cell>
          <table:table-cell table:number-columns-repeated="3"/>
        </table:table-row>
        <table:table-row table:style-name="ro1">
          <table:table-cell table:formula="of:=[.A80]+0.1" office:value-type="float" office:value="-2.10000000000002" calcext:value-type="float">
            <text:p>-2,10000000000002</text:p>
          </table:table-cell>
          <table:table-cell table:formula="of:=EXP(-[.A81]*[.A81]*[.$D$1])" office:value-type="float" office:value="0.413954174871267" calcext:value-type="float">
            <text:p>0,413954174871267</text:p>
          </table:table-cell>
          <table:table-cell table:number-columns-repeated="3"/>
        </table:table-row>
        <table:table-row table:style-name="ro1">
          <table:table-cell table:formula="of:=[.A81]+0.1" office:value-type="float" office:value="-2.00000000000002" calcext:value-type="float">
            <text:p>-2,00000000000002</text:p>
          </table:table-cell>
          <table:table-cell table:formula="of:=EXP(-[.A82]*[.A82]*[.$D$1])" office:value-type="float" office:value="0.449328964117214" calcext:value-type="float">
            <text:p>0,449328964117214</text:p>
          </table:table-cell>
          <table:table-cell table:number-columns-repeated="3"/>
        </table:table-row>
        <table:table-row table:style-name="ro1">
          <table:table-cell table:formula="of:=[.A82]+0.1" office:value-type="float" office:value="-1.90000000000002" calcext:value-type="float">
            <text:p>-1,90000000000002</text:p>
          </table:table-cell>
          <table:table-cell table:formula="of:=EXP(-[.A83]*[.A83]*[.$D$1])" office:value-type="float" office:value="0.485779724303878" calcext:value-type="float">
            <text:p>0,485779724303878</text:p>
          </table:table-cell>
          <table:table-cell table:number-columns-repeated="3"/>
        </table:table-row>
        <table:table-row table:style-name="ro1">
          <table:table-cell table:formula="of:=[.A83]+0.1" office:value-type="float" office:value="-1.80000000000002" calcext:value-type="float">
            <text:p>-1,80000000000002</text:p>
          </table:table-cell>
          <table:table-cell table:formula="of:=EXP(-[.A84]*[.A84]*[.$D$1])" office:value-type="float" office:value="0.523090913102494" calcext:value-type="float">
            <text:p>0,523090913102494</text:p>
          </table:table-cell>
          <table:table-cell table:number-columns-repeated="3"/>
        </table:table-row>
        <table:table-row table:style-name="ro1">
          <table:table-cell table:formula="of:=[.A84]+0.1" office:value-type="float" office:value="-1.70000000000002" calcext:value-type="float">
            <text:p>-1,70000000000002</text:p>
          </table:table-cell>
          <table:table-cell table:formula="of:=EXP(-[.A85]*[.A85]*[.$D$1])" office:value-type="float" office:value="0.561019283842163" calcext:value-type="float">
            <text:p>0,561019283842163</text:p>
          </table:table-cell>
          <table:table-cell table:number-columns-repeated="3"/>
        </table:table-row>
        <table:table-row table:style-name="ro1">
          <table:table-cell table:formula="of:=[.A85]+0.1" office:value-type="float" office:value="-1.60000000000002" calcext:value-type="float">
            <text:p>-1,60000000000002</text:p>
          </table:table-cell>
          <table:table-cell table:formula="of:=EXP(-[.A86]*[.A86]*[.$D$1])" office:value-type="float" office:value="0.599295787845531" calcext:value-type="float">
            <text:p>0,599295787845531</text:p>
          </table:table-cell>
          <table:table-cell table:number-columns-repeated="3"/>
        </table:table-row>
        <table:table-row table:style-name="ro1">
          <table:table-cell table:formula="of:=[.A86]+0.1" office:value-type="float" office:value="-1.50000000000002" calcext:value-type="float">
            <text:p>-1,50000000000002</text:p>
          </table:table-cell>
          <table:table-cell table:formula="of:=EXP(-[.A87]*[.A87]*[.$D$1])" office:value-type="float" office:value="0.637628151621766" calcext:value-type="float">
            <text:p>0,637628151621766</text:p>
          </table:table-cell>
          <table:table-cell table:number-columns-repeated="3"/>
        </table:table-row>
        <table:table-row table:style-name="ro1">
          <table:table-cell table:formula="of:=[.A87]+0.1" office:value-type="float" office:value="-1.40000000000002" calcext:value-type="float">
            <text:p>-1,40000000000002</text:p>
          </table:table-cell>
          <table:table-cell table:formula="of:=EXP(-[.A88]*[.A88]*[.$D$1])" office:value-type="float" office:value="0.675704113960619" calcext:value-type="float">
            <text:p>0,675704113960619</text:p>
          </table:table-cell>
          <table:table-cell table:number-columns-repeated="3"/>
        </table:table-row>
        <table:table-row table:style-name="ro1">
          <table:table-cell table:formula="of:=[.A88]+0.1" office:value-type="float" office:value="-1.30000000000002" calcext:value-type="float">
            <text:p>-1,30000000000002</text:p>
          </table:table-cell>
          <table:table-cell table:formula="of:=EXP(-[.A89]*[.A89]*[.$D$1])" office:value-type="float" office:value="0.713195287898275" calcext:value-type="float">
            <text:p>0,713195287898275</text:p>
          </table:table-cell>
          <table:table-cell table:number-columns-repeated="3"/>
        </table:table-row>
        <table:table-row table:style-name="ro1">
          <table:table-cell table:formula="of:=[.A89]+0.1" office:value-type="float" office:value="-1.20000000000002" calcext:value-type="float">
            <text:p>-1,20000000000002</text:p>
          </table:table-cell>
          <table:table-cell table:formula="of:=EXP(-[.A90]*[.A90]*[.$D$1])" office:value-type="float" office:value="0.749761592239034" calcext:value-type="float">
            <text:p>0,749761592239034</text:p>
          </table:table-cell>
          <table:table-cell table:number-columns-repeated="3"/>
        </table:table-row>
        <table:table-row table:style-name="ro1">
          <table:table-cell table:formula="of:=[.A90]+0.1" office:value-type="float" office:value="-1.10000000000002" calcext:value-type="float">
            <text:p>-1,10000000000002</text:p>
          </table:table-cell>
          <table:table-cell table:formula="of:=EXP(-[.A91]*[.A91]*[.$D$1])" office:value-type="float" office:value="0.785056177551823" calcext:value-type="float">
            <text:p>0,785056177551823</text:p>
          </table:table-cell>
          <table:table-cell table:number-columns-repeated="3"/>
        </table:table-row>
        <table:table-row table:style-name="ro1">
          <table:table-cell table:formula="of:=[.A91]+0.1" office:value-type="float" office:value="-1.00000000000002" calcext:value-type="float">
            <text:p>-1,00000000000002</text:p>
          </table:table-cell>
          <table:table-cell table:formula="of:=EXP(-[.A92]*[.A92]*[.$D$1])" office:value-type="float" office:value="0.818730753077976" calcext:value-type="float">
            <text:p>0,818730753077976</text:p>
          </table:table-cell>
          <table:table-cell table:number-columns-repeated="3"/>
        </table:table-row>
        <table:table-row table:style-name="ro1">
          <table:table-cell table:formula="of:=[.A92]+0.1" office:value-type="float" office:value="-0.900000000000019" calcext:value-type="float">
            <text:p>-0,900000000000019</text:p>
          </table:table-cell>
          <table:table-cell table:formula="of:=EXP(-[.A93]*[.A93]*[.$D$1])" office:value-type="float" office:value="0.850441204540227" calcext:value-type="float">
            <text:p>0,850441204540227</text:p>
          </table:table-cell>
          <table:table-cell table:number-columns-repeated="3"/>
        </table:table-row>
        <table:table-row table:style-name="ro1">
          <table:table-cell table:formula="of:=[.A93]+0.1" office:value-type="float" office:value="-0.800000000000019" calcext:value-type="float">
            <text:p>-0,800000000000019</text:p>
          </table:table-cell>
          <table:table-cell table:formula="of:=EXP(-[.A94]*[.A94]*[.$D$1])" office:value-type="float" office:value="0.879853379144639" calcext:value-type="float">
            <text:p>0,879853379144639</text:p>
          </table:table-cell>
          <table:table-cell table:number-columns-repeated="3"/>
        </table:table-row>
        <table:table-row table:style-name="ro1">
          <table:table-cell table:formula="of:=[.A94]+0.1" office:value-type="float" office:value="-0.700000000000019" calcext:value-type="float">
            <text:p>-0,700000000000019</text:p>
          </table:table-cell>
          <table:table-cell table:formula="of:=EXP(-[.A95]*[.A95]*[.$D$1])" office:value-type="float" office:value="0.906648903753916" calcext:value-type="float">
            <text:p>0,906648903753916</text:p>
          </table:table-cell>
          <table:table-cell table:number-columns-repeated="3"/>
        </table:table-row>
        <table:table-row table:style-name="ro1">
          <table:table-cell table:formula="of:=[.A95]+0.1" office:value-type="float" office:value="-0.600000000000019" calcext:value-type="float">
            <text:p>-0,600000000000019</text:p>
          </table:table-cell>
          <table:table-cell table:formula="of:=EXP(-[.A96]*[.A96]*[.$D$1])" office:value-type="float" office:value="0.930530895811202" calcext:value-type="float">
            <text:p>0,930530895811202</text:p>
          </table:table-cell>
          <table:table-cell table:number-columns-repeated="3"/>
        </table:table-row>
        <table:table-row table:style-name="ro1">
          <table:table-cell table:formula="of:=[.A96]+0.1" office:value-type="float" office:value="-0.500000000000019" calcext:value-type="float">
            <text:p>-0,500000000000019</text:p>
          </table:table-cell>
          <table:table-cell table:formula="of:=EXP(-[.A97]*[.A97]*[.$D$1])" office:value-type="float" office:value="0.95122942450071" calcext:value-type="float">
            <text:p>0,95122942450071</text:p>
          </table:table-cell>
          <table:table-cell table:number-columns-repeated="3"/>
        </table:table-row>
        <table:table-row table:style-name="ro1">
          <table:table-cell table:formula="of:=[.A97]+0.1" office:value-type="float" office:value="-0.400000000000019" calcext:value-type="float">
            <text:p>-0,400000000000019</text:p>
          </table:table-cell>
          <table:table-cell table:formula="of:=EXP(-[.A98]*[.A98]*[.$D$1])" office:value-type="float" office:value="0.968506582079195" calcext:value-type="float">
            <text:p>0,968506582079195</text:p>
          </table:table-cell>
          <table:table-cell table:number-columns-repeated="3"/>
        </table:table-row>
        <table:table-row table:style-name="ro1">
          <table:table-cell table:formula="of:=[.A98]+0.1" office:value-type="float" office:value="-0.300000000000019" calcext:value-type="float">
            <text:p>-0,300000000000019</text:p>
          </table:table-cell>
          <table:table-cell table:formula="of:=EXP(-[.A99]*[.A99]*[.$D$1])" office:value-type="float" office:value="0.982161032358298" calcext:value-type="float">
            <text:p>0,982161032358298</text:p>
          </table:table-cell>
          <table:table-cell table:number-columns-repeated="3"/>
        </table:table-row>
        <table:table-row table:style-name="ro1">
          <table:table-cell table:formula="of:=[.A99]+0.1" office:value-type="float" office:value="-0.200000000000019" calcext:value-type="float">
            <text:p>-0,200000000000019</text:p>
          </table:table-cell>
          <table:table-cell table:formula="of:=EXP(-[.A100]*[.A100]*[.$D$1])" office:value-type="float" office:value="0.992031914837059" calcext:value-type="float">
            <text:p>0,992031914837059</text:p>
          </table:table-cell>
          <table:table-cell table:number-columns-repeated="3"/>
        </table:table-row>
        <table:table-row table:style-name="ro1">
          <table:table-cell table:formula="of:=[.A100]+0.1" office:value-type="float" office:value="-0.100000000000019" calcext:value-type="float">
            <text:p>-0,100000000000019</text:p>
          </table:table-cell>
          <table:table-cell table:formula="of:=EXP(-[.A101]*[.A101]*[.$D$1])" office:value-type="float" office:value="0.998001998667332" calcext:value-type="float">
            <text:p>0,998001998667332</text:p>
          </table:table-cell>
          <table:table-cell table:number-columns-repeated="3"/>
        </table:table-row>
        <table:table-row table:style-name="ro1">
          <table:table-cell table:formula="of:=[.A101]+0.1" office:value-type="float" office:value="-0.0000000000000187905246917808" calcext:value-type="float">
            <text:p>-1,87905246917808E-14</text:p>
          </table:table-cell>
          <table:table-cell table:formula="of:=EXP(-[.A102]*[.A102]*[.$D$1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.A102]+0.1" office:value-type="float" office:value="0.0999999999999812" calcext:value-type="float">
            <text:p>0,099999999999981</text:p>
          </table:table-cell>
          <table:table-cell table:formula="of:=EXP(-[.A103]*[.A103]*[.$D$1])" office:value-type="float" office:value="0.998001998667334" calcext:value-type="float">
            <text:p>0,998001998667334</text:p>
          </table:table-cell>
          <table:table-cell table:number-columns-repeated="3"/>
        </table:table-row>
        <table:table-row table:style-name="ro1">
          <table:table-cell table:formula="of:=[.A103]+0.1" office:value-type="float" office:value="0.199999999999981" calcext:value-type="float">
            <text:p>0,199999999999981</text:p>
          </table:table-cell>
          <table:table-cell table:formula="of:=EXP(-[.A104]*[.A104]*[.$D$1])" office:value-type="float" office:value="0.992031914837062" calcext:value-type="float">
            <text:p>0,992031914837062</text:p>
          </table:table-cell>
          <table:table-cell table:number-columns-repeated="3"/>
        </table:table-row>
        <table:table-row table:style-name="ro1">
          <table:table-cell table:formula="of:=[.A104]+0.1" office:value-type="float" office:value="0.299999999999981" calcext:value-type="float">
            <text:p>0,299999999999981</text:p>
          </table:table-cell>
          <table:table-cell table:formula="of:=EXP(-[.A105]*[.A105]*[.$D$1])" office:value-type="float" office:value="0.982161032358303" calcext:value-type="float">
            <text:p>0,982161032358303</text:p>
          </table:table-cell>
          <table:table-cell table:number-columns-repeated="3"/>
        </table:table-row>
        <table:table-row table:style-name="ro1">
          <table:table-cell table:formula="of:=[.A105]+0.1" office:value-type="float" office:value="0.399999999999981" calcext:value-type="float">
            <text:p>0,399999999999981</text:p>
          </table:table-cell>
          <table:table-cell table:formula="of:=EXP(-[.A106]*[.A106]*[.$D$1])" office:value-type="float" office:value="0.968506582079201" calcext:value-type="float">
            <text:p>0,968506582079201</text:p>
          </table:table-cell>
          <table:table-cell table:number-columns-repeated="3"/>
        </table:table-row>
        <table:table-row table:style-name="ro1">
          <table:table-cell table:formula="of:=[.A106]+0.1" office:value-type="float" office:value="0.499999999999981" calcext:value-type="float">
            <text:p>0,499999999999981</text:p>
          </table:table-cell>
          <table:table-cell table:formula="of:=EXP(-[.A107]*[.A107]*[.$D$1])" office:value-type="float" office:value="0.951229424500717" calcext:value-type="float">
            <text:p>0,951229424500717</text:p>
          </table:table-cell>
          <table:table-cell table:number-columns-repeated="3"/>
        </table:table-row>
        <table:table-row table:style-name="ro1">
          <table:table-cell table:formula="of:=[.A107]+0.1" office:value-type="float" office:value="0.599999999999981" calcext:value-type="float">
            <text:p>0,599999999999981</text:p>
          </table:table-cell>
          <table:table-cell table:formula="of:=EXP(-[.A108]*[.A108]*[.$D$1])" office:value-type="float" office:value="0.93053089581121" calcext:value-type="float">
            <text:p>0,93053089581121</text:p>
          </table:table-cell>
          <table:table-cell table:number-columns-repeated="3"/>
        </table:table-row>
        <table:table-row table:style-name="ro1">
          <table:table-cell table:formula="of:=[.A108]+0.1" office:value-type="float" office:value="0.699999999999981" calcext:value-type="float">
            <text:p>0,699999999999981</text:p>
          </table:table-cell>
          <table:table-cell table:formula="of:=EXP(-[.A109]*[.A109]*[.$D$1])" office:value-type="float" office:value="0.906648903753926" calcext:value-type="float">
            <text:p>0,906648903753926</text:p>
          </table:table-cell>
          <table:table-cell table:number-columns-repeated="3"/>
        </table:table-row>
        <table:table-row table:style-name="ro1">
          <table:table-cell table:formula="of:=[.A109]+0.1" office:value-type="float" office:value="0.799999999999981" calcext:value-type="float">
            <text:p>0,799999999999981</text:p>
          </table:table-cell>
          <table:table-cell table:formula="of:=EXP(-[.A110]*[.A110]*[.$D$1])" office:value-type="float" office:value="0.879853379144649" calcext:value-type="float">
            <text:p>0,879853379144649</text:p>
          </table:table-cell>
          <table:table-cell table:number-columns-repeated="3"/>
        </table:table-row>
        <table:table-row table:style-name="ro1">
          <table:table-cell table:formula="of:=[.A110]+0.1" office:value-type="float" office:value="0.899999999999981" calcext:value-type="float">
            <text:p>0,899999999999981</text:p>
          </table:table-cell>
          <table:table-cell table:formula="of:=EXP(-[.A111]*[.A111]*[.$D$1])" office:value-type="float" office:value="0.850441204540239" calcext:value-type="float">
            <text:p>0,850441204540239</text:p>
          </table:table-cell>
          <table:table-cell table:number-columns-repeated="3"/>
        </table:table-row>
        <table:table-row table:style-name="ro1">
          <table:table-cell table:formula="of:=[.A111]+0.1" office:value-type="float" office:value="0.999999999999981" calcext:value-type="float">
            <text:p>0,999999999999981</text:p>
          </table:table-cell>
          <table:table-cell table:formula="of:=EXP(-[.A112]*[.A112]*[.$D$1])" office:value-type="float" office:value="0.818730753077988" calcext:value-type="float">
            <text:p>0,818730753077988</text:p>
          </table:table-cell>
          <table:table-cell table:number-columns-repeated="3"/>
        </table:table-row>
        <table:table-row table:style-name="ro1">
          <table:table-cell table:formula="of:=[.A112]+0.1" office:value-type="float" office:value="1.09999999999998" calcext:value-type="float">
            <text:p>1,09999999999998</text:p>
          </table:table-cell>
          <table:table-cell table:formula="of:=EXP(-[.A113]*[.A113]*[.$D$1])" office:value-type="float" office:value="0.785056177551836" calcext:value-type="float">
            <text:p>0,785056177551836</text:p>
          </table:table-cell>
          <table:table-cell table:number-columns-repeated="3"/>
        </table:table-row>
        <table:table-row table:style-name="ro1">
          <table:table-cell table:formula="of:=[.A113]+0.1" office:value-type="float" office:value="1.19999999999998" calcext:value-type="float">
            <text:p>1,19999999999998</text:p>
          </table:table-cell>
          <table:table-cell table:formula="of:=EXP(-[.A114]*[.A114]*[.$D$1])" office:value-type="float" office:value="0.749761592239048" calcext:value-type="float">
            <text:p>0,749761592239048</text:p>
          </table:table-cell>
          <table:table-cell table:number-columns-repeated="3"/>
        </table:table-row>
        <table:table-row table:style-name="ro1">
          <table:table-cell table:formula="of:=[.A114]+0.1" office:value-type="float" office:value="1.29999999999998" calcext:value-type="float">
            <text:p>1,29999999999998</text:p>
          </table:table-cell>
          <table:table-cell table:formula="of:=EXP(-[.A115]*[.A115]*[.$D$1])" office:value-type="float" office:value="0.713195287898289" calcext:value-type="float">
            <text:p>0,713195287898289</text:p>
          </table:table-cell>
          <table:table-cell table:number-columns-repeated="3"/>
        </table:table-row>
        <table:table-row table:style-name="ro1">
          <table:table-cell table:formula="of:=[.A115]+0.1" office:value-type="float" office:value="1.39999999999998" calcext:value-type="float">
            <text:p>1,39999999999998</text:p>
          </table:table-cell>
          <table:table-cell table:formula="of:=EXP(-[.A116]*[.A116]*[.$D$1])" office:value-type="float" office:value="0.675704113960633" calcext:value-type="float">
            <text:p>0,675704113960633</text:p>
          </table:table-cell>
          <table:table-cell table:number-columns-repeated="3"/>
        </table:table-row>
        <table:table-row table:style-name="ro1">
          <table:table-cell table:formula="of:=[.A116]+0.1" office:value-type="float" office:value="1.49999999999998" calcext:value-type="float">
            <text:p>1,49999999999998</text:p>
          </table:table-cell>
          <table:table-cell table:formula="of:=EXP(-[.A117]*[.A117]*[.$D$1])" office:value-type="float" office:value="0.63762815162178" calcext:value-type="float">
            <text:p>0,63762815162178</text:p>
          </table:table-cell>
          <table:table-cell table:number-columns-repeated="3"/>
        </table:table-row>
        <table:table-row table:style-name="ro1">
          <table:table-cell table:formula="of:=[.A117]+0.1" office:value-type="float" office:value="1.59999999999998" calcext:value-type="float">
            <text:p>1,59999999999998</text:p>
          </table:table-cell>
          <table:table-cell table:formula="of:=EXP(-[.A118]*[.A118]*[.$D$1])" office:value-type="float" office:value="0.599295787845545" calcext:value-type="float">
            <text:p>0,599295787845545</text:p>
          </table:table-cell>
          <table:table-cell table:number-columns-repeated="3"/>
        </table:table-row>
        <table:table-row table:style-name="ro1">
          <table:table-cell table:formula="of:=[.A118]+0.1" office:value-type="float" office:value="1.69999999999998" calcext:value-type="float">
            <text:p>1,69999999999998</text:p>
          </table:table-cell>
          <table:table-cell table:formula="of:=EXP(-[.A119]*[.A119]*[.$D$1])" office:value-type="float" office:value="0.561019283842177" calcext:value-type="float">
            <text:p>0,561019283842177</text:p>
          </table:table-cell>
          <table:table-cell table:number-columns-repeated="3"/>
        </table:table-row>
        <table:table-row table:style-name="ro1">
          <table:table-cell table:formula="of:=[.A119]+0.1" office:value-type="float" office:value="1.79999999999998" calcext:value-type="float">
            <text:p>1,79999999999998</text:p>
          </table:table-cell>
          <table:table-cell table:formula="of:=EXP(-[.A120]*[.A120]*[.$D$1])" office:value-type="float" office:value="0.523090913102508" calcext:value-type="float">
            <text:p>0,523090913102508</text:p>
          </table:table-cell>
          <table:table-cell table:number-columns-repeated="3"/>
        </table:table-row>
        <table:table-row table:style-name="ro1">
          <table:table-cell table:formula="of:=[.A120]+0.1" office:value-type="float" office:value="1.89999999999998" calcext:value-type="float">
            <text:p>1,89999999999998</text:p>
          </table:table-cell>
          <table:table-cell table:formula="of:=EXP(-[.A121]*[.A121]*[.$D$1])" office:value-type="float" office:value="0.485779724303892" calcext:value-type="float">
            <text:p>0,485779724303892</text:p>
          </table:table-cell>
          <table:table-cell table:number-columns-repeated="3"/>
        </table:table-row>
        <table:table-row table:style-name="ro1">
          <table:table-cell table:formula="of:=[.A121]+0.1" office:value-type="float" office:value="1.99999999999998" calcext:value-type="float">
            <text:p>1,99999999999998</text:p>
          </table:table-cell>
          <table:table-cell table:formula="of:=EXP(-[.A122]*[.A122]*[.$D$1])" office:value-type="float" office:value="0.449328964117228" calcext:value-type="float">
            <text:p>0,449328964117228</text:p>
          </table:table-cell>
          <table:table-cell table:number-columns-repeated="3"/>
        </table:table-row>
        <table:table-row table:style-name="ro1">
          <table:table-cell table:formula="of:=[.A122]+0.1" office:value-type="float" office:value="2.09999999999998" calcext:value-type="float">
            <text:p>2,09999999999998</text:p>
          </table:table-cell>
          <table:table-cell table:formula="of:=EXP(-[.A123]*[.A123]*[.$D$1])" office:value-type="float" office:value="0.41395417487128" calcext:value-type="float">
            <text:p>0,41395417487128</text:p>
          </table:table-cell>
          <table:table-cell table:number-columns-repeated="3"/>
        </table:table-row>
        <table:table-row table:style-name="ro1">
          <table:table-cell table:formula="of:=[.A123]+0.1" office:value-type="float" office:value="2.19999999999998" calcext:value-type="float">
            <text:p>2,19999999999998</text:p>
          </table:table-cell>
          <table:table-cell table:formula="of:=EXP(-[.A124]*[.A124]*[.$D$1])" office:value-type="float" office:value="0.379841962851385" calcext:value-type="float">
            <text:p>0,379841962851385</text:p>
          </table:table-cell>
          <table:table-cell table:number-columns-repeated="3"/>
        </table:table-row>
        <table:table-row table:style-name="ro1">
          <table:table-cell table:formula="of:=[.A124]+0.1" office:value-type="float" office:value="2.29999999999998" calcext:value-type="float">
            <text:p>2,29999999999998</text:p>
          </table:table-cell>
          <table:table-cell table:formula="of:=EXP(-[.A125]*[.A125]*[.$D$1])" office:value-type="float" office:value="0.347149415324516" calcext:value-type="float">
            <text:p>0,347149415324516</text:p>
          </table:table-cell>
          <table:table-cell table:number-columns-repeated="3"/>
        </table:table-row>
        <table:table-row table:style-name="ro1">
          <table:table-cell table:formula="of:=[.A125]+0.1" office:value-type="float" office:value="2.39999999999998" calcext:value-type="float">
            <text:p>2,39999999999998</text:p>
          </table:table-cell>
          <table:table-cell table:formula="of:=EXP(-[.A126]*[.A126]*[.$D$1])" office:value-type="float" office:value="0.316004128691868" calcext:value-type="float">
            <text:p>0,316004128691868</text:p>
          </table:table-cell>
          <table:table-cell table:number-columns-repeated="3"/>
        </table:table-row>
        <table:table-row table:style-name="ro1">
          <table:table-cell table:formula="of:=[.A126]+0.1" office:value-type="float" office:value="2.49999999999998" calcext:value-type="float">
            <text:p>2,49999999999998</text:p>
          </table:table-cell>
          <table:table-cell table:formula="of:=EXP(-[.A127]*[.A127]*[.$D$1])" office:value-type="float" office:value="0.286504796860195" calcext:value-type="float">
            <text:p>0,286504796860195</text:p>
          </table:table-cell>
          <table:table-cell table:number-columns-repeated="3"/>
        </table:table-row>
        <table:table-row table:style-name="ro1">
          <table:table-cell table:formula="of:=[.A127]+0.1" office:value-type="float" office:value="2.59999999999998" calcext:value-type="float">
            <text:p>2,59999999999998</text:p>
          </table:table-cell>
          <table:table-cell table:formula="of:=EXP(-[.A128]*[.A128]*[.$D$1])" office:value-type="float" office:value="0.258722298259645" calcext:value-type="float">
            <text:p>0,258722298259645</text:p>
          </table:table-cell>
          <table:table-cell table:number-columns-repeated="3"/>
        </table:table-row>
        <table:table-row table:style-name="ro1">
          <table:table-cell table:formula="of:=[.A128]+0.1" office:value-type="float" office:value="2.69999999999998" calcext:value-type="float">
            <text:p>2,69999999999998</text:p>
          </table:table-cell>
          <table:table-cell table:formula="of:=EXP(-[.A129]*[.A129]*[.$D$1])" office:value-type="float" office:value="0.232701212061575" calcext:value-type="float">
            <text:p>0,232701212061575</text:p>
          </table:table-cell>
          <table:table-cell table:number-columns-repeated="3"/>
        </table:table-row>
        <table:table-row table:style-name="ro1">
          <table:table-cell table:formula="of:=[.A129]+0.1" office:value-type="float" office:value="2.79999999999998" calcext:value-type="float">
            <text:p>2,79999999999998</text:p>
          </table:table-cell>
          <table:table-cell table:formula="of:=EXP(-[.A130]*[.A130]*[.$D$1])" office:value-type="float" office:value="0.208461689089636" calcext:value-type="float">
            <text:p>0,208461689089636</text:p>
          </table:table-cell>
          <table:table-cell table:number-columns-repeated="3"/>
        </table:table-row>
        <table:table-row table:style-name="ro1">
          <table:table-cell table:formula="of:=[.A130]+0.1" office:value-type="float" office:value="2.89999999999998" calcext:value-type="float">
            <text:p>2,89999999999998</text:p>
          </table:table-cell>
          <table:table-cell table:formula="of:=EXP(-[.A131]*[.A131]*[.$D$1])" office:value-type="float" office:value="0.186001600586913" calcext:value-type="float">
            <text:p>0,186001600586913</text:p>
          </table:table-cell>
          <table:table-cell table:number-columns-repeated="3"/>
        </table:table-row>
        <table:table-row table:style-name="ro1">
          <table:table-cell table:formula="of:=[.A131]+0.1" office:value-type="float" office:value="2.99999999999998" calcext:value-type="float">
            <text:p>2,99999999999998</text:p>
          </table:table-cell>
          <table:table-cell table:formula="of:=EXP(-[.A132]*[.A132]*[.$D$1])" office:value-type="float" office:value="0.16529888822159" calcext:value-type="float">
            <text:p>0,16529888822159</text:p>
          </table:table-cell>
          <table:table-cell table:number-columns-repeated="3"/>
        </table:table-row>
        <table:table-row table:style-name="ro1">
          <table:table-cell table:formula="of:=[.A132]+0.1" office:value-type="float" office:value="3.09999999999998" calcext:value-type="float">
            <text:p>3,09999999999998</text:p>
          </table:table-cell>
          <table:table-cell table:formula="of:=EXP(-[.A133]*[.A133]*[.$D$1])" office:value-type="float" office:value="0.146314041224639" calcext:value-type="float">
            <text:p>0,146314041224639</text:p>
          </table:table-cell>
          <table:table-cell table:number-columns-repeated="3"/>
        </table:table-row>
        <table:table-row table:style-name="ro1">
          <table:table-cell table:formula="of:=[.A133]+0.1" office:value-type="float" office:value="3.19999999999998" calcext:value-type="float">
            <text:p>3,19999999999998</text:p>
          </table:table-cell>
          <table:table-cell table:formula="of:=EXP(-[.A134]*[.A134]*[.$D$1])" office:value-type="float" office:value="0.128992631036522" calcext:value-type="float">
            <text:p>0,128992631036522</text:p>
          </table:table-cell>
          <table:table-cell table:number-columns-repeated="3"/>
        </table:table-row>
        <table:table-row table:style-name="ro1">
          <table:table-cell table:formula="of:=[.A134]+0.1" office:value-type="float" office:value="3.29999999999998" calcext:value-type="float">
            <text:p>3,29999999999998</text:p>
          </table:table-cell>
          <table:table-cell table:formula="of:=EXP(-[.A135]*[.A135]*[.$D$1])" office:value-type="float" office:value="0.113267839935592" calcext:value-type="float">
            <text:p>0,113267839935592</text:p>
          </table:table-cell>
          <table:table-cell table:number-columns-repeated="3"/>
        </table:table-row>
        <table:table-row table:style-name="ro1">
          <table:table-cell table:formula="of:=[.A135]+0.1" office:value-type="float" office:value="3.39999999999998" calcext:value-type="float">
            <text:p>3,39999999999998</text:p>
          </table:table-cell>
          <table:table-cell table:formula="of:=EXP(-[.A136]*[.A136]*[.$D$1])" office:value-type="float" office:value="0.0990629274467496" calcext:value-type="float">
            <text:p>0,09906292744675</text:p>
          </table:table-cell>
          <table:table-cell table:number-columns-repeated="3"/>
        </table:table-row>
        <table:table-row table:style-name="ro1">
          <table:table-cell table:formula="of:=[.A136]+0.1" office:value-type="float" office:value="3.49999999999998" calcext:value-type="float">
            <text:p>3,49999999999998</text:p>
          </table:table-cell>
          <table:table-cell table:formula="of:=EXP(-[.A137]*[.A137]*[.$D$1])" office:value-type="float" office:value="0.0862935864993725" calcext:value-type="float">
            <text:p>0,086293586499373</text:p>
          </table:table-cell>
          <table:table-cell table:number-columns-repeated="3"/>
        </table:table-row>
        <table:table-row table:style-name="ro1">
          <table:table-cell table:formula="of:=[.A137]+0.1" office:value-type="float" office:value="3.59999999999998" calcext:value-type="float">
            <text:p>3,59999999999998</text:p>
          </table:table-cell>
          <table:table-cell table:formula="of:=EXP(-[.A138]*[.A138]*[.$D$1])" office:value-type="float" office:value="0.0748701499452616" calcext:value-type="float">
            <text:p>0,074870149945262</text:p>
          </table:table-cell>
          <table:table-cell table:number-columns-repeated="3"/>
        </table:table-row>
        <table:table-row table:style-name="ro1">
          <table:table-cell table:formula="of:=[.A138]+0.1" office:value-type="float" office:value="3.69999999999998" calcext:value-type="float">
            <text:p>3,69999999999998</text:p>
          </table:table-cell>
          <table:table-cell table:formula="of:=EXP(-[.A139]*[.A139]*[.$D$1])" office:value-type="float" office:value="0.0646996168137871" calcext:value-type="float">
            <text:p>0,064699616813787</text:p>
          </table:table-cell>
          <table:table-cell table:number-columns-repeated="3"/>
        </table:table-row>
        <table:table-row table:style-name="ro1">
          <table:table-cell table:formula="of:=[.A139]+0.1" office:value-type="float" office:value="3.79999999999998" calcext:value-type="float">
            <text:p>3,79999999999998</text:p>
          </table:table-cell>
          <table:table-cell table:formula="of:=EXP(-[.A140]*[.A140]*[.$D$1])" office:value-type="float" office:value="0.0556874762632713" calcext:value-type="float">
            <text:p>0,055687476263271</text:p>
          </table:table-cell>
          <table:table-cell table:number-columns-repeated="3"/>
        </table:table-row>
        <table:table-row table:style-name="ro1">
          <table:table-cell table:formula="of:=[.A140]+0.1" office:value-type="float" office:value="3.89999999999998" calcext:value-type="float">
            <text:p>3,89999999999998</text:p>
          </table:table-cell>
          <table:table-cell table:formula="of:=EXP(-[.A141]*[.A141]*[.$D$1])" office:value-type="float" office:value="0.0477393153212422" calcext:value-type="float">
            <text:p>0,047739315321242</text:p>
          </table:table-cell>
          <table:table-cell table:number-columns-repeated="3"/>
        </table:table-row>
        <table:table-row table:style-name="ro1">
          <table:table-cell table:formula="of:=[.A141]+0.1" office:value-type="float" office:value="3.99999999999998" calcext:value-type="float">
            <text:p>3,99999999999998</text:p>
          </table:table-cell>
          <table:table-cell table:formula="of:=EXP(-[.A142]*[.A142]*[.$D$1])" office:value-type="float" office:value="0.0407622039783673" calcext:value-type="float">
            <text:p>0,040762203978367</text:p>
          </table:table-cell>
          <table:table-cell table:number-columns-repeated="3"/>
        </table:table-row>
        <table:table-row table:style-name="ro1">
          <table:table-cell table:formula="of:=[.A142]+0.1" office:value-type="float" office:value="4.09999999999998" calcext:value-type="float">
            <text:p>4,09999999999998</text:p>
          </table:table-cell>
          <table:table-cell table:formula="of:=EXP(-[.A143]*[.A143]*[.$D$1])" office:value-type="float" office:value="0.0346658578510774" calcext:value-type="float">
            <text:p>0,034665857851077</text:p>
          </table:table-cell>
          <table:table-cell table:number-columns-repeated="3"/>
        </table:table-row>
        <table:table-row table:style-name="ro1">
          <table:table-cell table:formula="of:=[.A143]+0.1" office:value-type="float" office:value="4.19999999999998" calcext:value-type="float">
            <text:p>4,19999999999998</text:p>
          </table:table-cell>
          <table:table-cell table:formula="of:=EXP(-[.A144]*[.A144]*[.$D$1])" office:value-type="float" office:value="0.0293635843477002" calcext:value-type="float">
            <text:p>0,0293635843477</text:p>
          </table:table-cell>
          <table:table-cell table:number-columns-repeated="3"/>
        </table:table-row>
        <table:table-row table:style-name="ro1">
          <table:table-cell table:formula="of:=[.A144]+0.1" office:value-type="float" office:value="4.29999999999998" calcext:value-type="float">
            <text:p>4,29999999999998</text:p>
          </table:table-cell>
          <table:table-cell table:formula="of:=EXP(-[.A145]*[.A145]*[.$D$1])" office:value-type="float" office:value="0.0247730230033149" calcext:value-type="float">
            <text:p>0,024773023003315</text:p>
          </table:table-cell>
          <table:table-cell table:number-columns-repeated="3"/>
        </table:table-row>
        <table:table-row table:style-name="ro1">
          <table:table-cell table:formula="of:=[.A145]+0.1" office:value-type="float" office:value="4.39999999999998" calcext:value-type="float">
            <text:p>4,39999999999998</text:p>
          </table:table-cell>
          <table:table-cell table:formula="of:=EXP(-[.A146]*[.A146]*[.$D$1])" office:value-type="float" office:value="0.0208166943753065" calcext:value-type="float">
            <text:p>0,020816694375307</text:p>
          </table:table-cell>
          <table:table-cell table:number-columns-repeated="3"/>
        </table:table-row>
        <table:table-row table:style-name="ro1">
          <table:table-cell table:formula="of:=[.A146]+0.1" office:value-type="float" office:value="4.49999999999998" calcext:value-type="float">
            <text:p>4,49999999999998</text:p>
          </table:table-cell>
          <table:table-cell table:formula="of:=EXP(-[.A147]*[.A147]*[.$D$1])" office:value-type="float" office:value="0.0174223746394941" calcext:value-type="float">
            <text:p>0,017422374639494</text:p>
          </table:table-cell>
          <table:table-cell table:number-columns-repeated="3"/>
        </table:table-row>
        <table:table-row table:style-name="ro1">
          <table:table-cell table:formula="of:=[.A147]+0.1" office:value-type="float" office:value="4.59999999999998" calcext:value-type="float">
            <text:p>4,59999999999998</text:p>
          </table:table-cell>
          <table:table-cell table:formula="of:=EXP(-[.A148]*[.A148]*[.$D$1])" office:value-type="float" office:value="0.0145233148527074" calcext:value-type="float">
            <text:p>0,014523314852707</text:p>
          </table:table-cell>
          <table:table-cell table:number-columns-repeated="3"/>
        </table:table-row>
        <table:table-row table:style-name="ro1">
          <table:table-cell table:formula="of:=[.A148]+0.1" office:value-type="float" office:value="4.69999999999998" calcext:value-type="float">
            <text:p>4,69999999999998</text:p>
          </table:table-cell>
          <table:table-cell table:formula="of:=EXP(-[.A149]*[.A149]*[.$D$1])" office:value-type="float" office:value="0.0120583248338119" calcext:value-type="float">
            <text:p>0,012058324833812</text:p>
          </table:table-cell>
          <table:table-cell table:number-columns-repeated="3"/>
        </table:table-row>
        <table:table-row table:style-name="ro1">
          <table:table-cell table:formula="of:=[.A149]+0.1" office:value-type="float" office:value="4.79999999999998" calcext:value-type="float">
            <text:p>4,79999999999998</text:p>
          </table:table-cell>
          <table:table-cell table:formula="of:=EXP(-[.A150]*[.A150]*[.$D$1])" office:value-type="float" office:value="0.00997174186137682" calcext:value-type="float">
            <text:p>0,009971741861377</text:p>
          </table:table-cell>
          <table:table-cell table:number-columns-repeated="3"/>
        </table:table-row>
        <table:table-row table:style-name="ro1">
          <table:table-cell table:formula="of:=[.A150]+0.1" office:value-type="float" office:value="4.89999999999998" calcext:value-type="float">
            <text:p>4,89999999999998</text:p>
          </table:table-cell>
          <table:table-cell table:formula="of:=EXP(-[.A151]*[.A151]*[.$D$1])" office:value-type="float" office:value="0.00821330400344888" calcext:value-type="float">
            <text:p>0,008213304003449</text:p>
          </table:table-cell>
          <table:table-cell table:number-columns-repeated="3"/>
        </table:table-row>
        <table:table-row table:style-name="ro1">
          <table:table-cell table:formula="of:=[.A151]+0.1" office:value-type="float" office:value="4.99999999999998" calcext:value-type="float">
            <text:p>4,99999999999998</text:p>
          </table:table-cell>
          <table:table-cell table:formula="of:=EXP(-[.A152]*[.A152]*[.$D$1])" office:value-type="float" office:value="0.00673794699908573" calcext:value-type="float">
            <text:p>0,006737946999086</text:p>
          </table:table-cell>
          <table:table-cell table:number-columns-repeated="3"/>
        </table:table-row>
        <table:table-row table:style-name="ro1">
          <table:table-cell table:formula="of:=[.A152]+0.1" office:value-type="float" office:value="5.09999999999998" calcext:value-type="float">
            <text:p>5,09999999999998</text:p>
          </table:table-cell>
          <table:table-cell table:formula="of:=EXP(-[.A153]*[.A153]*[.$D$1])" office:value-type="float" office:value="0.00550554231769657" calcext:value-type="float">
            <text:p>0,005505542317697</text:p>
          </table:table-cell>
          <table:table-cell table:number-columns-repeated="3"/>
        </table:table-row>
        <table:table-row table:style-name="ro1">
          <table:table-cell table:formula="of:=[.A153]+0.1" office:value-type="float" office:value="5.19999999999998" calcext:value-type="float">
            <text:p>5,19999999999998</text:p>
          </table:table-cell>
          <table:table-cell table:formula="of:=EXP(-[.A154]*[.A154]*[.$D$1])" office:value-type="float" office:value="0.00448059244101681" calcext:value-type="float">
            <text:p>0,004480592441017</text:p>
          </table:table-cell>
          <table:table-cell table:number-columns-repeated="3"/>
        </table:table-row>
        <table:table-row table:style-name="ro1">
          <table:table-cell table:formula="of:=[.A154]+0.1" office:value-type="float" office:value="5.29999999999998" calcext:value-type="float">
            <text:p>5,29999999999998</text:p>
          </table:table-cell>
          <table:table-cell table:formula="of:=EXP(-[.A155]*[.A155]*[.$D$1])" office:value-type="float" office:value="0.00363189764530133" calcext:value-type="float">
            <text:p>0,003631897645301</text:p>
          </table:table-cell>
          <table:table-cell table:number-columns-repeated="3"/>
        </table:table-row>
        <table:table-row table:style-name="ro1">
          <table:table-cell table:formula="of:=[.A155]+0.1" office:value-type="float" office:value="5.39999999999998" calcext:value-type="float">
            <text:p>5,39999999999998</text:p>
          </table:table-cell>
          <table:table-cell table:formula="of:=EXP(-[.A156]*[.A156]*[.$D$1])" office:value-type="float" office:value="0.00293220669850172" calcext:value-type="float">
            <text:p>0,002932206698502</text:p>
          </table:table-cell>
          <table:table-cell table:number-columns-repeated="3"/>
        </table:table-row>
        <table:table-row table:style-name="ro1">
          <table:table-cell table:formula="of:=[.A156]+0.1" office:value-type="float" office:value="5.49999999999998" calcext:value-type="float">
            <text:p>5,49999999999998</text:p>
          </table:table-cell>
          <table:table-cell table:formula="of:=EXP(-[.A157]*[.A157]*[.$D$1])" office:value-type="float" office:value="0.00235786200649034" calcext:value-type="float">
            <text:p>0,00235786200649</text:p>
          </table:table-cell>
          <table:table-cell table:number-columns-repeated="3"/>
        </table:table-row>
        <table:table-row table:style-name="ro1">
          <table:table-cell table:formula="of:=[.A157]+0.1" office:value-type="float" office:value="5.59999999999998" calcext:value-type="float">
            <text:p>5,59999999999998</text:p>
          </table:table-cell>
          <table:table-cell table:formula="of:=EXP(-[.A158]*[.A158]*[.$D$1])" office:value-type="float" office:value="0.00188844790797907" calcext:value-type="float">
            <text:p>0,001888447907979</text:p>
          </table:table-cell>
          <table:table-cell table:number-columns-repeated="3"/>
        </table:table-row>
        <table:table-row table:style-name="ro1">
          <table:table-cell table:formula="of:=[.A158]+0.1" office:value-type="float" office:value="5.69999999999998" calcext:value-type="float">
            <text:p>5,69999999999998</text:p>
          </table:table-cell>
          <table:table-cell table:formula="of:=EXP(-[.A159]*[.A159]*[.$D$1])" office:value-type="float" office:value="0.00150644908024758" calcext:value-type="float">
            <text:p>0,001506449080248</text:p>
          </table:table-cell>
          <table:table-cell table:number-columns-repeated="3"/>
        </table:table-row>
        <table:table-row table:style-name="ro1">
          <table:table-cell table:formula="of:=[.A159]+0.1" office:value-type="float" office:value="5.79999999999998" calcext:value-type="float">
            <text:p>5,79999999999998</text:p>
          </table:table-cell>
          <table:table-cell table:formula="of:=EXP(-[.A160]*[.A160]*[.$D$1])" office:value-type="float" office:value="0.00119692441471694" calcext:value-type="float">
            <text:p>0,001196924414717</text:p>
          </table:table-cell>
          <table:table-cell table:number-columns-repeated="3"/>
        </table:table-row>
        <table:table-row table:style-name="ro1">
          <table:table-cell table:formula="of:=[.A160]+0.1" office:value-type="float" office:value="5.89999999999998" calcext:value-type="float">
            <text:p>5,89999999999998</text:p>
          </table:table-cell>
          <table:table-cell table:formula="of:=EXP(-[.A161]*[.A161]*[.$D$1])" office:value-type="float" office:value="0.000947200278320161" calcext:value-type="float">
            <text:p>0,00094720027832</text:p>
          </table:table-cell>
          <table:table-cell table:number-columns-repeated="3"/>
        </table:table-row>
        <table:table-row table:style-name="ro1">
          <table:table-cell table:formula="of:=[.A161]+0.1" office:value-type="float" office:value="5.99999999999998" calcext:value-type="float">
            <text:p>5,99999999999998</text:p>
          </table:table-cell>
          <table:table-cell table:formula="of:=EXP(-[.A162]*[.A162]*[.$D$1])" office:value-type="float" office:value="0.00074658580837672" calcext:value-type="float">
            <text:p>0,000746585808377</text:p>
          </table:table-cell>
          <table:table-cell table:number-columns-repeated="3"/>
        </table:table-row>
        <table:table-row table:style-name="ro1">
          <table:table-cell table:formula="of:=[.A162]+0.1" office:value-type="float" office:value="6.09999999999998" calcext:value-type="float">
            <text:p>6,09999999999998</text:p>
          </table:table-cell>
          <table:table-cell table:formula="of:=EXP(-[.A163]*[.A163]*[.$D$1])" office:value-type="float" office:value="0.000586111800938672" calcext:value-type="float">
            <text:p>0,000586111800939</text:p>
          </table:table-cell>
          <table:table-cell table:number-columns-repeated="3"/>
        </table:table-row>
        <table:table-row table:style-name="ro1">
          <table:table-cell table:formula="of:=[.A163]+0.1" office:value-type="float" office:value="6.19999999999998" calcext:value-type="float">
            <text:p>6,19999999999998</text:p>
          </table:table-cell>
          <table:table-cell table:formula="of:=EXP(-[.A164]*[.A164]*[.$D$1])" office:value-type="float" office:value="0.000458293843445045" calcext:value-type="float">
            <text:p>0,000458293843445</text:p>
          </table:table-cell>
          <table:table-cell table:number-columns-repeated="3"/>
        </table:table-row>
        <table:table-row table:style-name="ro1">
          <table:table-cell table:formula="of:=[.A164]+0.1" office:value-type="float" office:value="6.29999999999998" calcext:value-type="float">
            <text:p>6,29999999999998</text:p>
          </table:table-cell>
          <table:table-cell table:formula="of:=EXP(-[.A165]*[.A165]*[.$D$1])" office:value-type="float" office:value="0.000356919604151806" calcext:value-type="float">
            <text:p>0,000356919604152</text:p>
          </table:table-cell>
          <table:table-cell table:number-columns-repeated="3"/>
        </table:table-row>
        <table:table-row table:style-name="ro1">
          <table:table-cell table:formula="of:=[.A165]+0.1" office:value-type="float" office:value="6.39999999999998" calcext:value-type="float">
            <text:p>6,39999999999998</text:p>
          </table:table-cell>
          <table:table-cell table:formula="of:=EXP(-[.A166]*[.A166]*[.$D$1])" office:value-type="float" office:value="0.00027685961093023" calcext:value-type="float">
            <text:p>0,00027685961093</text:p>
          </table:table-cell>
          <table:table-cell table:number-columns-repeated="3"/>
        </table:table-row>
        <table:table-row table:style-name="ro1">
          <table:table-cell table:formula="of:=[.A166]+0.1" office:value-type="float" office:value="6.49999999999998" calcext:value-type="float">
            <text:p>6,49999999999998</text:p>
          </table:table-cell>
          <table:table-cell table:formula="of:=EXP(-[.A167]*[.A167]*[.$D$1])" office:value-type="float" office:value="0.000213900415367675" calcext:value-type="float">
            <text:p>0,000213900415368</text:p>
          </table:table-cell>
          <table:table-cell table:number-columns-repeated="3"/>
        </table:table-row>
        <table:table-row table:style-name="ro1">
          <table:table-cell table:formula="of:=[.A167]+0.1" office:value-type="float" office:value="6.59999999999998" calcext:value-type="float">
            <text:p>6,59999999999998</text:p>
          </table:table-cell>
          <table:table-cell table:formula="of:=EXP(-[.A168]*[.A168]*[.$D$1])" office:value-type="float" office:value="0.000164598727601056" calcext:value-type="float">
            <text:p>0,000164598727601</text:p>
          </table:table-cell>
          <table:table-cell table:number-columns-repeated="3"/>
        </table:table-row>
        <table:table-row table:style-name="ro1">
          <table:table-cell table:formula="of:=[.A168]+0.1" office:value-type="float" office:value="6.69999999999997" calcext:value-type="float">
            <text:p>6,69999999999997</text:p>
          </table:table-cell>
          <table:table-cell table:formula="of:=EXP(-[.A169]*[.A169]*[.$D$1])" office:value-type="float" office:value="0.000126154905170331" calcext:value-type="float">
            <text:p>0,00012615490517</text:p>
          </table:table-cell>
          <table:table-cell table:number-columns-repeated="3"/>
        </table:table-row>
        <table:table-row table:style-name="ro1">
          <table:table-cell table:formula="of:=[.A169]+0.1" office:value-type="float" office:value="6.79999999999997" calcext:value-type="float">
            <text:p>6,79999999999997</text:p>
          </table:table-cell>
          <table:table-cell table:formula="of:=EXP(-[.A170]*[.A170]*[.$D$1])" office:value-type="float" office:value="0.0000963040677170413" calcext:value-type="float">
            <text:p>9,63040677170413E-05</text:p>
          </table:table-cell>
          <table:table-cell table:number-columns-repeated="3"/>
        </table:table-row>
        <table:table-row table:style-name="ro1">
          <table:table-cell table:formula="of:=[.A170]+0.1" office:value-type="float" office:value="6.89999999999997" calcext:value-type="float">
            <text:p>6,89999999999997</text:p>
          </table:table-cell>
          <table:table-cell table:formula="of:=EXP(-[.A171]*[.A171]*[.$D$1])" office:value-type="float" office:value="0.0000732230716633627" calcext:value-type="float">
            <text:p>7,32230716633627E-05</text:p>
          </table:table-cell>
          <table:table-cell table:number-columns-repeated="3"/>
        </table:table-row>
        <table:table-row table:style-name="ro1">
          <table:table-cell table:formula="of:=[.A171]+0.1" office:value-type="float" office:value="6.99999999999997" calcext:value-type="float">
            <text:p>6,99999999999997</text:p>
          </table:table-cell>
          <table:table-cell table:formula="of:=EXP(-[.A172]*[.A172]*[.$D$1])" office:value-type="float" office:value="0.0000554515994321811" calcext:value-type="float">
            <text:p>5,54515994321811E-05</text:p>
          </table:table-cell>
          <table:table-cell table:number-columns-repeated="3"/>
        </table:table-row>
        <table:table-row table:style-name="ro1">
          <table:table-cell table:formula="of:=[.A172]+0.1" office:value-type="float" office:value="7.09999999999997" calcext:value-type="float">
            <text:p>7,09999999999997</text:p>
          </table:table-cell>
          <table:table-cell table:formula="of:=EXP(-[.A173]*[.A173]*[.$D$1])" office:value-type="float" office:value="0.0000418256822169642" calcext:value-type="float">
            <text:p>4,18256822169642E-05</text:p>
          </table:table-cell>
          <table:table-cell table:number-columns-repeated="3"/>
        </table:table-row>
        <table:table-row table:style-name="ro1">
          <table:table-cell table:formula="of:=[.A173]+0.1" office:value-type="float" office:value="7.19999999999997" calcext:value-type="float">
            <text:p>7,19999999999997</text:p>
          </table:table-cell>
          <table:table-cell table:formula="of:=EXP(-[.A174]*[.A174]*[.$D$1])" office:value-type="float" office:value="0.0000314220714360798" calcext:value-type="float">
            <text:p>3,14220714360798E-05</text:p>
          </table:table-cell>
          <table:table-cell table:number-columns-repeated="3"/>
        </table:table-row>
        <table:table-row table:style-name="ro1">
          <table:table-cell table:formula="of:=[.A174]+0.1" office:value-type="float" office:value="7.29999999999997" calcext:value-type="float">
            <text:p>7,29999999999997</text:p>
          </table:table-cell>
          <table:table-cell table:formula="of:=EXP(-[.A175]*[.A175]*[.$D$1])" office:value-type="float" office:value="0.0000235119912734696" calcext:value-type="float">
            <text:p>2,35119912734696E-05</text:p>
          </table:table-cell>
          <table:table-cell table:number-columns-repeated="3"/>
        </table:table-row>
        <table:table-row table:style-name="ro1">
          <table:table-cell table:formula="of:=[.A175]+0.1" office:value-type="float" office:value="7.39999999999997" calcext:value-type="float">
            <text:p>7,39999999999997</text:p>
          </table:table-cell>
          <table:table-cell table:formula="of:=EXP(-[.A176]*[.A176]*[.$D$1])" office:value-type="float" office:value="0.0000175229343631367" calcext:value-type="float">
            <text:p>1,75229343631367E-05</text:p>
          </table:table-cell>
          <table:table-cell table:number-columns-repeated="3"/>
        </table:table-row>
        <table:table-row table:style-name="ro1">
          <table:table-cell table:formula="of:=[.A176]+0.1" office:value-type="float" office:value="7.49999999999997" calcext:value-type="float">
            <text:p>7,49999999999997</text:p>
          </table:table-cell>
          <table:table-cell table:formula="of:=EXP(-[.A177]*[.A177]*[.$D$1])" office:value-type="float" office:value="0.0000130072976540687" calcext:value-type="float">
            <text:p>1,30072976540687E-05</text:p>
          </table:table-cell>
          <table:table-cell table:number-columns-repeated="3"/>
        </table:table-row>
        <table:table-row table:style-name="ro1">
          <table:table-cell table:formula="of:=[.A177]+0.1" office:value-type="float" office:value="7.59999999999997" calcext:value-type="float">
            <text:p>7,59999999999997</text:p>
          </table:table-cell>
          <table:table-cell table:formula="of:=EXP(-[.A178]*[.A178]*[.$D$1])" office:value-type="float" office:value="0.00000961679027700133" calcext:value-type="float">
            <text:p>9,61679027700133E-06</text:p>
          </table:table-cell>
          <table:table-cell table:number-columns-repeated="3"/>
        </table:table-row>
        <table:table-row table:style-name="ro1">
          <table:table-cell table:formula="of:=[.A178]+0.1" office:value-type="float" office:value="7.69999999999997" calcext:value-type="float">
            <text:p>7,69999999999997</text:p>
          </table:table-cell>
          <table:table-cell table:formula="of:=EXP(-[.A179]*[.A179]*[.$D$1])" office:value-type="float" office:value="0.00000708167568209932" calcext:value-type="float">
            <text:p>7,08167568209932E-06</text:p>
          </table:table-cell>
          <table:table-cell table:number-columns-repeated="3"/>
        </table:table-row>
        <table:table-row table:style-name="ro1">
          <table:table-cell table:formula="of:=[.A179]+0.1" office:value-type="float" office:value="7.79999999999997" calcext:value-type="float">
            <text:p>7,79999999999997</text:p>
          </table:table-cell>
          <table:table-cell table:formula="of:=EXP(-[.A180]*[.A180]*[.$D$1])" office:value-type="float" office:value="0.00000519403347400333" calcext:value-type="float">
            <text:p>5,19403347400333E-06</text:p>
          </table:table-cell>
          <table:table-cell table:number-columns-repeated="3"/>
        </table:table-row>
        <table:table-row table:style-name="ro1">
          <table:table-cell table:formula="of:=[.A180]+0.1" office:value-type="float" office:value="7.89999999999997" calcext:value-type="float">
            <text:p>7,89999999999997</text:p>
          </table:table-cell>
          <table:table-cell table:formula="of:=EXP(-[.A181]*[.A181]*[.$D$1])" office:value-type="float" office:value="0.00000379434028565644" calcext:value-type="float">
            <text:p>3,79434028565644E-06</text:p>
          </table:table-cell>
          <table:table-cell table:number-columns-repeated="3"/>
        </table:table-row>
        <table:table-row table:style-name="ro1">
          <table:table-cell table:formula="of:=[.A181]+0.1" office:value-type="float" office:value="7.99999999999997" calcext:value-type="float">
            <text:p>7,99999999999997</text:p>
          </table:table-cell>
          <table:table-cell table:formula="of:=EXP(-[.A182]*[.A182]*[.$D$1])" office:value-type="float" office:value="0.00000276077257203746" calcext:value-type="float">
            <text:p>2,76077257203746E-06</text:p>
          </table:table-cell>
          <table:table-cell table:number-columns-repeated="3"/>
        </table:table-row>
        <table:table-row table:style-name="ro1">
          <table:table-cell table:formula="of:=[.A182]+0.1" office:value-type="float" office:value="8.09999999999997" calcext:value-type="float">
            <text:p>8,09999999999997</text:p>
          </table:table-cell>
          <table:table-cell table:formula="of:=EXP(-[.A183]*[.A183]*[.$D$1])" office:value-type="float" office:value="0.00000200072688686799" calcext:value-type="float">
            <text:p>2,00072688686799E-06</text:p>
          </table:table-cell>
          <table:table-cell table:number-columns-repeated="3"/>
        </table:table-row>
        <table:table-row table:style-name="ro1">
          <table:table-cell table:formula="of:=[.A183]+0.1" office:value-type="float" office:value="8.19999999999997" calcext:value-type="float">
            <text:p>8,19999999999997</text:p>
          </table:table-cell>
          <table:table-cell table:formula="of:=EXP(-[.A184]*[.A184]*[.$D$1])" office:value-type="float" office:value="0.00000144413504557542" calcext:value-type="float">
            <text:p>1,44413504557542E-06</text:p>
          </table:table-cell>
          <table:table-cell table:number-columns-repeated="3"/>
        </table:table-row>
        <table:table-row table:style-name="ro1">
          <table:table-cell table:formula="of:=[.A184]+0.1" office:value-type="float" office:value="8.29999999999997" calcext:value-type="float">
            <text:p>8,29999999999997</text:p>
          </table:table-cell>
          <table:table-cell table:formula="of:=EXP(-[.A185]*[.A185]*[.$D$1])" office:value-type="float" office:value="0.00000103822295854497" calcext:value-type="float">
            <text:p>1,03822295854497E-06</text:p>
          </table:table-cell>
          <table:table-cell table:number-columns-repeated="3"/>
        </table:table-row>
        <table:table-row table:style-name="ro1">
          <table:table-cell table:formula="of:=[.A185]+0.1" office:value-type="float" office:value="8.39999999999997" calcext:value-type="float">
            <text:p>8,39999999999997</text:p>
          </table:table-cell>
          <table:table-cell table:formula="of:=EXP(-[.A186]*[.A186]*[.$D$1])" office:value-type="float" office:value="0.000000743423476261252" calcext:value-type="float">
            <text:p>7,43423476261252E-07</text:p>
          </table:table-cell>
          <table:table-cell table:number-columns-repeated="3"/>
        </table:table-row>
        <table:table-row table:style-name="ro1">
          <table:table-cell table:formula="of:=[.A186]+0.1" office:value-type="float" office:value="8.49999999999997" calcext:value-type="float">
            <text:p>8,49999999999997</text:p>
          </table:table-cell>
          <table:table-cell table:formula="of:=EXP(-[.A187]*[.A187]*[.$D$1])" office:value-type="float" office:value="0.000000530206120182486" calcext:value-type="float">
            <text:p>5,30206120182486E-07</text:p>
          </table:table-cell>
          <table:table-cell table:number-columns-repeated="3"/>
        </table:table-row>
        <table:table-row table:style-name="ro1">
          <table:table-cell table:formula="of:=[.A187]+0.1" office:value-type="float" office:value="8.59999999999997" calcext:value-type="float">
            <text:p>8,59999999999997</text:p>
          </table:table-cell>
          <table:table-cell table:formula="of:=EXP(-[.A188]*[.A188]*[.$D$1])" office:value-type="float" office:value="0.000000376630965597449" calcext:value-type="float">
            <text:p>3,76630965597449E-07</text:p>
          </table:table-cell>
          <table:table-cell table:number-columns-repeated="3"/>
        </table:table-row>
        <table:table-row table:style-name="ro1">
          <table:table-cell table:formula="of:=[.A188]+0.1" office:value-type="float" office:value="8.69999999999997" calcext:value-type="float">
            <text:p>8,69999999999997</text:p>
          </table:table-cell>
          <table:table-cell table:formula="of:=EXP(-[.A189]*[.A189]*[.$D$1])" office:value-type="float" office:value="0.000000266471111191175" calcext:value-type="float">
            <text:p>2,66471111191175E-07</text:p>
          </table:table-cell>
          <table:table-cell table:number-columns-repeated="3"/>
        </table:table-row>
        <table:table-row table:style-name="ro1">
          <table:table-cell table:formula="of:=[.A189]+0.1" office:value-type="float" office:value="8.79999999999997" calcext:value-type="float">
            <text:p>8,79999999999997</text:p>
          </table:table-cell>
          <table:table-cell table:formula="of:=EXP(-[.A190]*[.A190]*[.$D$1])" office:value-type="float" office:value="0.000000187779018310532" calcext:value-type="float">
            <text:p>1,87779018310532E-07</text:p>
          </table:table-cell>
          <table:table-cell table:number-columns-repeated="3"/>
        </table:table-row>
        <table:table-row table:style-name="ro1">
          <table:table-cell table:formula="of:=[.A190]+0.1" office:value-type="float" office:value="8.89999999999997" calcext:value-type="float">
            <text:p>8,89999999999997</text:p>
          </table:table-cell>
          <table:table-cell table:formula="of:=EXP(-[.A191]*[.A191]*[.$D$1])" office:value-type="float" office:value="0.000000131797392346733" calcext:value-type="float">
            <text:p>1,31797392346733E-07</text:p>
          </table:table-cell>
          <table:table-cell table:number-columns-repeated="3"/>
        </table:table-row>
        <table:table-row table:style-name="ro1">
          <table:table-cell table:formula="of:=[.A191]+0.1" office:value-type="float" office:value="8.99999999999997" calcext:value-type="float">
            <text:p>8,99999999999997</text:p>
          </table:table-cell>
          <table:table-cell table:formula="of:=EXP(-[.A192]*[.A192]*[.$D$1])" office:value-type="float" office:value="0.0000000921360083456725" calcext:value-type="float">
            <text:p>9,21360083456725E-08</text:p>
          </table:table-cell>
          <table:table-cell table:number-columns-repeated="3"/>
        </table:table-row>
        <table:table-row table:style-name="ro1">
          <table:table-cell table:formula="of:=[.A192]+0.1" office:value-type="float" office:value="9.09999999999997" calcext:value-type="float">
            <text:p>9,09999999999997</text:p>
          </table:table-cell>
          <table:table-cell table:formula="of:=EXP(-[.A193]*[.A193]*[.$D$1])" office:value-type="float" office:value="0.0000000641526780544141" calcext:value-type="float">
            <text:p>6,41526780544141E-08</text:p>
          </table:table-cell>
          <table:table-cell table:number-columns-repeated="3"/>
        </table:table-row>
        <table:table-row table:style-name="ro1">
          <table:table-cell table:formula="of:=[.A193]+0.1" office:value-type="float" office:value="9.19999999999997" calcext:value-type="float">
            <text:p>9,19999999999997</text:p>
          </table:table-cell>
          <table:table-cell table:formula="of:=EXP(-[.A194]*[.A194]*[.$D$1])" office:value-type="float" office:value="0.000000044490061935844" calcext:value-type="float">
            <text:p>4,4490061935844E-08</text:p>
          </table:table-cell>
          <table:table-cell table:number-columns-repeated="3"/>
        </table:table-row>
        <table:table-row table:style-name="ro1">
          <table:table-cell table:formula="of:=[.A194]+0.1" office:value-type="float" office:value="9.29999999999997" calcext:value-type="float">
            <text:p>9,29999999999997</text:p>
          </table:table-cell>
          <table:table-cell table:formula="of:=EXP(-[.A195]*[.A195]*[.$D$1])" office:value-type="float" office:value="0.0000000307308131512697" calcext:value-type="float">
            <text:p>3,07308131512697E-08</text:p>
          </table:table-cell>
          <table:table-cell table:number-columns-repeated="3"/>
        </table:table-row>
        <table:table-row table:style-name="ro1">
          <table:table-cell table:formula="of:=[.A195]+0.1" office:value-type="float" office:value="9.39999999999997" calcext:value-type="float">
            <text:p>9,39999999999997</text:p>
          </table:table-cell>
          <table:table-cell table:formula="of:=EXP(-[.A196]*[.A196]*[.$D$1])" office:value-type="float" office:value="0.000000021142089929804" calcext:value-type="float">
            <text:p>2,1142089929804E-08</text:p>
          </table:table-cell>
          <table:table-cell table:number-columns-repeated="3"/>
        </table:table-row>
        <table:table-row table:style-name="ro1">
          <table:table-cell table:formula="of:=[.A196]+0.1" office:value-type="float" office:value="9.49999999999996" calcext:value-type="float">
            <text:p>9,49999999999996</text:p>
          </table:table-cell>
          <table:table-cell table:formula="of:=EXP(-[.A197]*[.A197]*[.$D$1])" office:value-type="float" office:value="0.0000000144872048677225" calcext:value-type="float">
            <text:p>1,44872048677225E-08</text:p>
          </table:table-cell>
          <table:table-cell table:number-columns-repeated="3"/>
        </table:table-row>
        <table:table-row table:style-name="ro1">
          <table:table-cell table:formula="of:=[.A197]+0.1" office:value-type="float" office:value="9.59999999999996" calcext:value-type="float">
            <text:p>9,59999999999996</text:p>
          </table:table-cell>
          <table:table-cell table:formula="of:=EXP(-[.A198]*[.A198]*[.$D$1])" office:value-type="float" office:value="0.00000000988744565699365" calcext:value-type="float">
            <text:p>9,88744565699365E-09</text:p>
          </table:table-cell>
          <table:table-cell table:number-columns-repeated="3"/>
        </table:table-row>
        <table:table-row table:style-name="ro1">
          <table:table-cell table:formula="of:=[.A198]+0.1" office:value-type="float" office:value="9.69999999999996" calcext:value-type="float">
            <text:p>9,69999999999996</text:p>
          </table:table-cell>
          <table:table-cell table:formula="of:=EXP(-[.A199]*[.A199]*[.$D$1])" office:value-type="float" office:value="0.00000000672119413189021" calcext:value-type="float">
            <text:p>6,72119413189021E-09</text:p>
          </table:table-cell>
          <table:table-cell table:number-columns-repeated="3"/>
        </table:table-row>
        <table:table-row table:style-name="ro1">
          <table:table-cell table:formula="of:=[.A199]+0.1" office:value-type="float" office:value="9.79999999999996" calcext:value-type="float">
            <text:p>9,79999999999996</text:p>
          </table:table-cell>
          <table:table-cell table:formula="of:=EXP(-[.A200]*[.A200]*[.$D$1])" office:value-type="float" office:value="0.00000000455063069183301" calcext:value-type="float">
            <text:p>4,55063069183301E-09</text:p>
          </table:table-cell>
          <table:table-cell table:number-columns-repeated="3"/>
        </table:table-row>
        <table:table-row table:style-name="ro1">
          <table:table-cell table:formula="of:=[.A200]+0.1" office:value-type="float" office:value="9.89999999999996" calcext:value-type="float">
            <text:p>9,89999999999996</text:p>
          </table:table-cell>
          <table:table-cell table:formula="of:=EXP(-[.A201]*[.A201]*[.$D$1])" office:value-type="float" office:value="0.00000000306873626548985" calcext:value-type="float">
            <text:p>3,06873626548985E-09</text:p>
          </table:table-cell>
          <table:table-cell table:number-columns-repeated="3"/>
        </table:table-row>
        <table:table-row table:style-name="ro1">
          <table:table-cell table:formula="of:=[.A201]+0.1" office:value-type="float" office:value="9.99999999999996" calcext:value-type="float">
            <text:p>9,99999999999996</text:p>
          </table:table-cell>
          <table:table-cell table:formula="of:=EXP(-[.A202]*[.A202]*[.$D$1])" office:value-type="float" office:value="0.00000000206115362243886" calcext:value-type="float">
            <text:p>2,06115362243886E-0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3">00/00/0000</text:date>, <text:time style:data-style-name="N2" text:time-value="11:13:52.13580685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2T16:28:53.367232107</meta:creation-date>
    <dc:date>2022-02-23T11:16:52.374951096</dc:date>
    <meta:editing-duration>PT17M18S</meta:editing-duration>
    <meta:editing-cycles>3</meta:editing-cycles>
    <meta:generator>LibreOffice/6.4.7.2$Linux_X86_64 LibreOffice_project/40$Build-2</meta:generator>
    <meta:document-statistic meta:table-count="1" meta:cell-count="40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3.673cm" svg:height="10.136cm" xlink:href=".." xlink:type="simple" chart:class="chart:scatter" chart:style-name="ch1">
        <chart:plot-area chart:style-name="ch2" table:cell-range-address="Foglio1.A2:Foglio1.B202 Foglio1.B1:Foglio1.B1" chart:data-source-has-labels="row" svg:x="0.473cm" svg:y="0.202cm" svg:width="22.727cm" svg:height="9.732cm">
          <chartooo:coordinate-region svg:x="0.711cm" svg:y="0.402cm" svg:width="22.302cm" svg:height="8.88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Foglio1.B2:Foglio1.B202" chart:label-cell-address="Foglio1.B1:Foglio1.B1" chart:class="chart:scatter">
            <chart:domain table:cell-range-address="Foglio1.A2:Foglio1.A202"/>
            <chart:data-point chart:repeated="20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</text:p>
                <draw:g>
                  <svg:desc>Foglio1.B1:Foglio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Foglio1.A2:Foglio1.A202</svg:desc>
                </draw:g>
              </table:table-cell>
              <table:table-cell office:value-type="float" office:value="0.00000000206115362243856">
                <text:p>0.00000000206115362243856</text:p>
                <draw:g>
                  <svg:desc>Foglio1.B2:Foglio1.B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.9">
                <text:p>-9.9</text:p>
              </table:table-cell>
              <table:table-cell office:value-type="float" office:value="0.00000000306873626548939">
                <text:p>0.000000003068736265489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.8">
                <text:p>-9.8</text:p>
              </table:table-cell>
              <table:table-cell office:value-type="float" office:value="0.00000000455063069183233">
                <text:p>0.000000004550630691832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.7">
                <text:p>-9.7</text:p>
              </table:table-cell>
              <table:table-cell office:value-type="float" office:value="0.00000000672119413188923">
                <text:p>0.000000006721194131889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.6">
                <text:p>-9.6</text:p>
              </table:table-cell>
              <table:table-cell office:value-type="float" office:value="0.00000000988744565699225">
                <text:p>0.000000009887445656992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.5">
                <text:p>-9.5</text:p>
              </table:table-cell>
              <table:table-cell office:value-type="float" office:value="0.0000000144872048677204">
                <text:p>0.00000001448720486772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.4">
                <text:p>-9.4</text:p>
              </table:table-cell>
              <table:table-cell office:value-type="float" office:value="0.000000021142089929801">
                <text:p>0.0000000211420899298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.3">
                <text:p>-9.3</text:p>
              </table:table-cell>
              <table:table-cell office:value-type="float" office:value="0.0000000307308131512654">
                <text:p>0.00000003073081315126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.2">
                <text:p>-9.2</text:p>
              </table:table-cell>
              <table:table-cell office:value-type="float" office:value="0.0000000444900619358378">
                <text:p>0.00000004449006193583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.1">
                <text:p>-9.1</text:p>
              </table:table-cell>
              <table:table-cell office:value-type="float" office:value="0.0000000641526780544054">
                <text:p>0.00000006415267805440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">
                <text:p>-9</text:p>
              </table:table-cell>
              <table:table-cell office:value-type="float" office:value="0.00000009213600834566">
                <text:p>0.000000092136008345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.9">
                <text:p>-8.9</text:p>
              </table:table-cell>
              <table:table-cell office:value-type="float" office:value="0.000000131797392346716">
                <text:p>0.0000001317973923467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.8">
                <text:p>-8.8</text:p>
              </table:table-cell>
              <table:table-cell office:value-type="float" office:value="0.000000187779018310508">
                <text:p>0.0000001877790183105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.7">
                <text:p>-8.7</text:p>
              </table:table-cell>
              <table:table-cell office:value-type="float" office:value="0.00000026647111119114">
                <text:p>0.000000266471111191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.60000000000001">
                <text:p>-8.60000000000001</text:p>
              </table:table-cell>
              <table:table-cell office:value-type="float" office:value="0.000000376630965597401">
                <text:p>0.0000003766309655974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.50000000000001">
                <text:p>-8.50000000000001</text:p>
              </table:table-cell>
              <table:table-cell office:value-type="float" office:value="0.00000053020612018242">
                <text:p>0.000000530206120182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.40000000000001">
                <text:p>-8.40000000000001</text:p>
              </table:table-cell>
              <table:table-cell office:value-type="float" office:value="0.000000743423476261157">
                <text:p>0.0000007434234762611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.30000000000001">
                <text:p>-8.30000000000001</text:p>
              </table:table-cell>
              <table:table-cell office:value-type="float" office:value="0.00000103822295854484">
                <text:p>0.000001038222958544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.20000000000001">
                <text:p>-8.20000000000001</text:p>
              </table:table-cell>
              <table:table-cell office:value-type="float" office:value="0.00000144413504557525">
                <text:p>0.000001444135045575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.10000000000001">
                <text:p>-8.10000000000001</text:p>
              </table:table-cell>
              <table:table-cell office:value-type="float" office:value="0.00000200072688686774">
                <text:p>0.000002000726886867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.00000000000001">
                <text:p>-8.00000000000001</text:p>
              </table:table-cell>
              <table:table-cell office:value-type="float" office:value="0.00000276077257203714">
                <text:p>0.000002760772572037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.90000000000001">
                <text:p>-7.90000000000001</text:p>
              </table:table-cell>
              <table:table-cell office:value-type="float" office:value="0.00000379434028565599">
                <text:p>0.000003794340285655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.80000000000001">
                <text:p>-7.80000000000001</text:p>
              </table:table-cell>
              <table:table-cell office:value-type="float" office:value="0.00000519403347400272">
                <text:p>0.000005194033474002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.70000000000001">
                <text:p>-7.70000000000001</text:p>
              </table:table-cell>
              <table:table-cell office:value-type="float" office:value="0.00000708167568209851">
                <text:p>0.000007081675682098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.60000000000001">
                <text:p>-7.60000000000001</text:p>
              </table:table-cell>
              <table:table-cell office:value-type="float" office:value="0.00000961679027700023">
                <text:p>0.000009616790277000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.50000000000001">
                <text:p>-7.50000000000001</text:p>
              </table:table-cell>
              <table:table-cell office:value-type="float" office:value="0.0000130072976540673">
                <text:p>0.00001300729765406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.40000000000001">
                <text:p>-7.40000000000001</text:p>
              </table:table-cell>
              <table:table-cell office:value-type="float" office:value="0.0000175229343631348">
                <text:p>0.00001752293436313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.30000000000001">
                <text:p>-7.30000000000001</text:p>
              </table:table-cell>
              <table:table-cell office:value-type="float" office:value="0.000023511991273467">
                <text:p>0.0000235119912734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.20000000000001">
                <text:p>-7.20000000000001</text:p>
              </table:table-cell>
              <table:table-cell office:value-type="float" office:value="0.0000314220714360764">
                <text:p>0.00003142207143607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.10000000000001">
                <text:p>-7.10000000000001</text:p>
              </table:table-cell>
              <table:table-cell office:value-type="float" office:value="0.0000418256822169599">
                <text:p>0.00004182568221695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.00000000000001">
                <text:p>-7.00000000000001</text:p>
              </table:table-cell>
              <table:table-cell office:value-type="float" office:value="0.0000554515994321753">
                <text:p>0.00005545159943217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.90000000000001">
                <text:p>-6.90000000000001</text:p>
              </table:table-cell>
              <table:table-cell office:value-type="float" office:value="0.0000732230716633552">
                <text:p>0.00007322307166335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.80000000000001">
                <text:p>-6.80000000000001</text:p>
              </table:table-cell>
              <table:table-cell office:value-type="float" office:value="0.0000963040677170316">
                <text:p>0.00009630406771703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.70000000000001">
                <text:p>-6.70000000000001</text:p>
              </table:table-cell>
              <table:table-cell office:value-type="float" office:value="0.000126154905170319">
                <text:p>0.0001261549051703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.60000000000001">
                <text:p>-6.60000000000001</text:p>
              </table:table-cell>
              <table:table-cell office:value-type="float" office:value="0.00016459872760104">
                <text:p>0.000164598727601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.50000000000001">
                <text:p>-6.50000000000001</text:p>
              </table:table-cell>
              <table:table-cell office:value-type="float" office:value="0.000213900415367654">
                <text:p>0.0002139004153676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.40000000000001">
                <text:p>-6.40000000000001</text:p>
              </table:table-cell>
              <table:table-cell office:value-type="float" office:value="0.000276859610930203">
                <text:p>0.0002768596109302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.30000000000001">
                <text:p>-6.30000000000001</text:p>
              </table:table-cell>
              <table:table-cell office:value-type="float" office:value="0.000356919604151772">
                <text:p>0.0003569196041517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.20000000000001">
                <text:p>-6.20000000000001</text:p>
              </table:table-cell>
              <table:table-cell office:value-type="float" office:value="0.000458293843445003">
                <text:p>0.0004582938434450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.10000000000001">
                <text:p>-6.10000000000001</text:p>
              </table:table-cell>
              <table:table-cell office:value-type="float" office:value="0.000586111800938618">
                <text:p>0.0005861118009386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.00000000000001">
                <text:p>-6.00000000000001</text:p>
              </table:table-cell>
              <table:table-cell office:value-type="float" office:value="0.000746585808376653">
                <text:p>0.0007465858083766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.90000000000001">
                <text:p>-5.90000000000001</text:p>
              </table:table-cell>
              <table:table-cell office:value-type="float" office:value="0.000947200278320077">
                <text:p>0.0009472002783200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.80000000000002">
                <text:p>-5.80000000000002</text:p>
              </table:table-cell>
              <table:table-cell office:value-type="float" office:value="0.00119692441471684">
                <text:p>0.001196924414716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.70000000000002">
                <text:p>-5.70000000000002</text:p>
              </table:table-cell>
              <table:table-cell office:value-type="float" office:value="0.00150644908024745">
                <text:p>0.001506449080247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.60000000000002">
                <text:p>-5.60000000000002</text:p>
              </table:table-cell>
              <table:table-cell office:value-type="float" office:value="0.00188844790797891">
                <text:p>0.001888447907978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.50000000000002">
                <text:p>-5.50000000000002</text:p>
              </table:table-cell>
              <table:table-cell office:value-type="float" office:value="0.00235786200649015">
                <text:p>0.002357862006490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.40000000000002">
                <text:p>-5.40000000000002</text:p>
              </table:table-cell>
              <table:table-cell office:value-type="float" office:value="0.00293220669850148">
                <text:p>0.002932206698501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.30000000000002">
                <text:p>-5.30000000000002</text:p>
              </table:table-cell>
              <table:table-cell office:value-type="float" office:value="0.00363189764530105">
                <text:p>0.003631897645301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.20000000000002">
                <text:p>-5.20000000000002</text:p>
              </table:table-cell>
              <table:table-cell office:value-type="float" office:value="0.00448059244101646">
                <text:p>0.004480592441016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.10000000000002">
                <text:p>-5.10000000000002</text:p>
              </table:table-cell>
              <table:table-cell office:value-type="float" office:value="0.00550554231769615">
                <text:p>0.005505542317696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.00000000000002">
                <text:p>-5.00000000000002</text:p>
              </table:table-cell>
              <table:table-cell office:value-type="float" office:value="0.00673794699908523">
                <text:p>0.006737946999085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.90000000000002">
                <text:p>-4.90000000000002</text:p>
              </table:table-cell>
              <table:table-cell office:value-type="float" office:value="0.00821330400344828">
                <text:p>0.008213304003448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.80000000000002">
                <text:p>-4.80000000000002</text:p>
              </table:table-cell>
              <table:table-cell office:value-type="float" office:value="0.00997174186137611">
                <text:p>0.009971741861376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.70000000000002">
                <text:p>-4.70000000000002</text:p>
              </table:table-cell>
              <table:table-cell office:value-type="float" office:value="0.012058324833811">
                <text:p>0.0120583248338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.60000000000002">
                <text:p>-4.60000000000002</text:p>
              </table:table-cell>
              <table:table-cell office:value-type="float" office:value="0.0145233148527064">
                <text:p>0.01452331485270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.50000000000002">
                <text:p>-4.50000000000002</text:p>
              </table:table-cell>
              <table:table-cell office:value-type="float" office:value="0.0174223746394929">
                <text:p>0.01742237463949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.40000000000002">
                <text:p>-4.40000000000002</text:p>
              </table:table-cell>
              <table:table-cell office:value-type="float" office:value="0.0208166943753052">
                <text:p>0.02081669437530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.30000000000002">
                <text:p>-4.30000000000002</text:p>
              </table:table-cell>
              <table:table-cell office:value-type="float" office:value="0.0247730230033133">
                <text:p>0.02477302300331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.20000000000002">
                <text:p>-4.20000000000002</text:p>
              </table:table-cell>
              <table:table-cell office:value-type="float" office:value="0.0293635843476983">
                <text:p>0.02936358434769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.10000000000002">
                <text:p>-4.10000000000002</text:p>
              </table:table-cell>
              <table:table-cell office:value-type="float" office:value="0.0346658578510752">
                <text:p>0.03466585785107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.00000000000002">
                <text:p>-4.00000000000002</text:p>
              </table:table-cell>
              <table:table-cell office:value-type="float" office:value="0.0407622039783648">
                <text:p>0.04076220397836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.90000000000002">
                <text:p>-3.90000000000002</text:p>
              </table:table-cell>
              <table:table-cell office:value-type="float" office:value="0.0477393153212394">
                <text:p>0.04773931532123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.80000000000002">
                <text:p>-3.80000000000002</text:p>
              </table:table-cell>
              <table:table-cell office:value-type="float" office:value="0.0556874762632681">
                <text:p>0.05568747626326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.70000000000002">
                <text:p>-3.70000000000002</text:p>
              </table:table-cell>
              <table:table-cell office:value-type="float" office:value="0.0646996168137834">
                <text:p>0.06469961681378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.60000000000002">
                <text:p>-3.60000000000002</text:p>
              </table:table-cell>
              <table:table-cell office:value-type="float" office:value="0.0748701499452575">
                <text:p>0.07487014994525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.50000000000002">
                <text:p>-3.50000000000002</text:p>
              </table:table-cell>
              <table:table-cell office:value-type="float" office:value="0.086293586499368">
                <text:p>0.0862935864993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.40000000000002">
                <text:p>-3.40000000000002</text:p>
              </table:table-cell>
              <table:table-cell office:value-type="float" office:value="0.0990629274467445">
                <text:p>0.09906292744674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.30000000000002">
                <text:p>-3.30000000000002</text:p>
              </table:table-cell>
              <table:table-cell office:value-type="float" office:value="0.113267839935586">
                <text:p>0.1132678399355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.20000000000002">
                <text:p>-3.20000000000002</text:p>
              </table:table-cell>
              <table:table-cell office:value-type="float" office:value="0.128992631036516">
                <text:p>0.1289926310365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.10000000000002">
                <text:p>-3.10000000000002</text:p>
              </table:table-cell>
              <table:table-cell office:value-type="float" office:value="0.146314041224632">
                <text:p>0.1463140412246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.00000000000002">
                <text:p>-3.00000000000002</text:p>
              </table:table-cell>
              <table:table-cell office:value-type="float" office:value="0.165298888221582">
                <text:p>0.16529888822158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.90000000000002">
                <text:p>-2.90000000000002</text:p>
              </table:table-cell>
              <table:table-cell office:value-type="float" office:value="0.186001600586904">
                <text:p>0.1860016005869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.80000000000002">
                <text:p>-2.80000000000002</text:p>
              </table:table-cell>
              <table:table-cell office:value-type="float" office:value="0.208461689089627">
                <text:p>0.2084616890896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.70000000000002">
                <text:p>-2.70000000000002</text:p>
              </table:table-cell>
              <table:table-cell office:value-type="float" office:value="0.232701212061566">
                <text:p>0.2327012120615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.60000000000002">
                <text:p>-2.60000000000002</text:p>
              </table:table-cell>
              <table:table-cell office:value-type="float" office:value="0.258722298259635">
                <text:p>0.2587222982596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.50000000000002">
                <text:p>-2.50000000000002</text:p>
              </table:table-cell>
              <table:table-cell office:value-type="float" office:value="0.286504796860184">
                <text:p>0.2865047968601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.40000000000002">
                <text:p>-2.40000000000002</text:p>
              </table:table-cell>
              <table:table-cell office:value-type="float" office:value="0.316004128691856">
                <text:p>0.3160041286918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.30000000000002">
                <text:p>-2.30000000000002</text:p>
              </table:table-cell>
              <table:table-cell office:value-type="float" office:value="0.347149415324504">
                <text:p>0.3471494153245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.20000000000002">
                <text:p>-2.20000000000002</text:p>
              </table:table-cell>
              <table:table-cell office:value-type="float" office:value="0.379841962851372">
                <text:p>0.3798419628513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.10000000000002">
                <text:p>-2.10000000000002</text:p>
              </table:table-cell>
              <table:table-cell office:value-type="float" office:value="0.413954174871267">
                <text:p>0.4139541748712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.00000000000002">
                <text:p>-2.00000000000002</text:p>
              </table:table-cell>
              <table:table-cell office:value-type="float" office:value="0.449328964117214">
                <text:p>0.4493289641172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.90000000000002">
                <text:p>-1.90000000000002</text:p>
              </table:table-cell>
              <table:table-cell office:value-type="float" office:value="0.485779724303878">
                <text:p>0.48577972430387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.80000000000002">
                <text:p>-1.80000000000002</text:p>
              </table:table-cell>
              <table:table-cell office:value-type="float" office:value="0.523090913102494">
                <text:p>0.5230909131024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.70000000000002">
                <text:p>-1.70000000000002</text:p>
              </table:table-cell>
              <table:table-cell office:value-type="float" office:value="0.561019283842163">
                <text:p>0.5610192838421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.60000000000002">
                <text:p>-1.60000000000002</text:p>
              </table:table-cell>
              <table:table-cell office:value-type="float" office:value="0.599295787845531">
                <text:p>0.59929578784553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.50000000000002">
                <text:p>-1.50000000000002</text:p>
              </table:table-cell>
              <table:table-cell office:value-type="float" office:value="0.637628151621766">
                <text:p>0.63762815162176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.40000000000002">
                <text:p>-1.40000000000002</text:p>
              </table:table-cell>
              <table:table-cell office:value-type="float" office:value="0.675704113960619">
                <text:p>0.6757041139606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.30000000000002">
                <text:p>-1.30000000000002</text:p>
              </table:table-cell>
              <table:table-cell office:value-type="float" office:value="0.713195287898275">
                <text:p>0.7131952878982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.20000000000002">
                <text:p>-1.20000000000002</text:p>
              </table:table-cell>
              <table:table-cell office:value-type="float" office:value="0.749761592239034">
                <text:p>0.7497615922390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.10000000000002">
                <text:p>-1.10000000000002</text:p>
              </table:table-cell>
              <table:table-cell office:value-type="float" office:value="0.785056177551823">
                <text:p>0.7850561775518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.00000000000002">
                <text:p>-1.00000000000002</text:p>
              </table:table-cell>
              <table:table-cell office:value-type="float" office:value="0.818730753077976">
                <text:p>0.8187307530779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900000000000019">
                <text:p>-0.900000000000019</text:p>
              </table:table-cell>
              <table:table-cell office:value-type="float" office:value="0.850441204540227">
                <text:p>0.8504412045402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800000000000019">
                <text:p>-0.800000000000019</text:p>
              </table:table-cell>
              <table:table-cell office:value-type="float" office:value="0.879853379144639">
                <text:p>0.8798533791446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700000000000019">
                <text:p>-0.700000000000019</text:p>
              </table:table-cell>
              <table:table-cell office:value-type="float" office:value="0.906648903753916">
                <text:p>0.9066489037539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600000000000019">
                <text:p>-0.600000000000019</text:p>
              </table:table-cell>
              <table:table-cell office:value-type="float" office:value="0.930530895811202">
                <text:p>0.9305308958112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500000000000019">
                <text:p>-0.500000000000019</text:p>
              </table:table-cell>
              <table:table-cell office:value-type="float" office:value="0.95122942450071">
                <text:p>0.951229424500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400000000000019">
                <text:p>-0.400000000000019</text:p>
              </table:table-cell>
              <table:table-cell office:value-type="float" office:value="0.968506582079195">
                <text:p>0.9685065820791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300000000000019">
                <text:p>-0.300000000000019</text:p>
              </table:table-cell>
              <table:table-cell office:value-type="float" office:value="0.982161032358298">
                <text:p>0.9821610323582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200000000000019">
                <text:p>-0.200000000000019</text:p>
              </table:table-cell>
              <table:table-cell office:value-type="float" office:value="0.992031914837059">
                <text:p>0.9920319148370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100000000000019">
                <text:p>-0.100000000000019</text:p>
              </table:table-cell>
              <table:table-cell office:value-type="float" office:value="0.998001998667332">
                <text:p>0.9980019986673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000000000000187905246917808">
                <text:p>-0.00000000000001879052469178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999999999999812">
                <text:p>0.0999999999999812</text:p>
              </table:table-cell>
              <table:table-cell office:value-type="float" office:value="0.998001998667334">
                <text:p>0.9980019986673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99999999999981">
                <text:p>0.199999999999981</text:p>
              </table:table-cell>
              <table:table-cell office:value-type="float" office:value="0.992031914837062">
                <text:p>0.99203191483706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99999999999981">
                <text:p>0.299999999999981</text:p>
              </table:table-cell>
              <table:table-cell office:value-type="float" office:value="0.982161032358303">
                <text:p>0.9821610323583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99999999999981">
                <text:p>0.399999999999981</text:p>
              </table:table-cell>
              <table:table-cell office:value-type="float" office:value="0.968506582079201">
                <text:p>0.9685065820792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99999999999981">
                <text:p>0.499999999999981</text:p>
              </table:table-cell>
              <table:table-cell office:value-type="float" office:value="0.951229424500717">
                <text:p>0.95122942450071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99999999999981">
                <text:p>0.599999999999981</text:p>
              </table:table-cell>
              <table:table-cell office:value-type="float" office:value="0.93053089581121">
                <text:p>0.930530895811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699999999999981">
                <text:p>0.699999999999981</text:p>
              </table:table-cell>
              <table:table-cell office:value-type="float" office:value="0.906648903753926">
                <text:p>0.90664890375392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799999999999981">
                <text:p>0.799999999999981</text:p>
              </table:table-cell>
              <table:table-cell office:value-type="float" office:value="0.879853379144649">
                <text:p>0.87985337914464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899999999999981">
                <text:p>0.899999999999981</text:p>
              </table:table-cell>
              <table:table-cell office:value-type="float" office:value="0.850441204540239">
                <text:p>0.85044120454023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99999999999981">
                <text:p>0.999999999999981</text:p>
              </table:table-cell>
              <table:table-cell office:value-type="float" office:value="0.818730753077988">
                <text:p>0.81873075307798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09999999999998">
                <text:p>1.09999999999998</text:p>
              </table:table-cell>
              <table:table-cell office:value-type="float" office:value="0.785056177551836">
                <text:p>0.78505617755183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9999999999998">
                <text:p>1.19999999999998</text:p>
              </table:table-cell>
              <table:table-cell office:value-type="float" office:value="0.749761592239048">
                <text:p>0.74976159223904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29999999999998">
                <text:p>1.29999999999998</text:p>
              </table:table-cell>
              <table:table-cell office:value-type="float" office:value="0.713195287898289">
                <text:p>0.71319528789828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39999999999998">
                <text:p>1.39999999999998</text:p>
              </table:table-cell>
              <table:table-cell office:value-type="float" office:value="0.675704113960633">
                <text:p>0.6757041139606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49999999999998">
                <text:p>1.49999999999998</text:p>
              </table:table-cell>
              <table:table-cell office:value-type="float" office:value="0.63762815162178">
                <text:p>0.6376281516217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59999999999998">
                <text:p>1.59999999999998</text:p>
              </table:table-cell>
              <table:table-cell office:value-type="float" office:value="0.599295787845545">
                <text:p>0.5992957878455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69999999999998">
                <text:p>1.69999999999998</text:p>
              </table:table-cell>
              <table:table-cell office:value-type="float" office:value="0.561019283842177">
                <text:p>0.56101928384217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79999999999998">
                <text:p>1.79999999999998</text:p>
              </table:table-cell>
              <table:table-cell office:value-type="float" office:value="0.523090913102508">
                <text:p>0.52309091310250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89999999999998">
                <text:p>1.89999999999998</text:p>
              </table:table-cell>
              <table:table-cell office:value-type="float" office:value="0.485779724303892">
                <text:p>0.4857797243038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99999999999998">
                <text:p>1.99999999999998</text:p>
              </table:table-cell>
              <table:table-cell office:value-type="float" office:value="0.449328964117228">
                <text:p>0.44932896411722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09999999999998">
                <text:p>2.09999999999998</text:p>
              </table:table-cell>
              <table:table-cell office:value-type="float" office:value="0.41395417487128">
                <text:p>0.4139541748712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19999999999998">
                <text:p>2.19999999999998</text:p>
              </table:table-cell>
              <table:table-cell office:value-type="float" office:value="0.379841962851385">
                <text:p>0.37984196285138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29999999999998">
                <text:p>2.29999999999998</text:p>
              </table:table-cell>
              <table:table-cell office:value-type="float" office:value="0.347149415324516">
                <text:p>0.34714941532451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39999999999998">
                <text:p>2.39999999999998</text:p>
              </table:table-cell>
              <table:table-cell office:value-type="float" office:value="0.316004128691868">
                <text:p>0.31600412869186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49999999999998">
                <text:p>2.49999999999998</text:p>
              </table:table-cell>
              <table:table-cell office:value-type="float" office:value="0.286504796860195">
                <text:p>0.28650479686019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9999999999998">
                <text:p>2.59999999999998</text:p>
              </table:table-cell>
              <table:table-cell office:value-type="float" office:value="0.258722298259645">
                <text:p>0.25872229825964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69999999999998">
                <text:p>2.69999999999998</text:p>
              </table:table-cell>
              <table:table-cell office:value-type="float" office:value="0.232701212061575">
                <text:p>0.2327012120615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79999999999998">
                <text:p>2.79999999999998</text:p>
              </table:table-cell>
              <table:table-cell office:value-type="float" office:value="0.208461689089636">
                <text:p>0.20846168908963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89999999999998">
                <text:p>2.89999999999998</text:p>
              </table:table-cell>
              <table:table-cell office:value-type="float" office:value="0.186001600586913">
                <text:p>0.1860016005869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99999999999998">
                <text:p>2.99999999999998</text:p>
              </table:table-cell>
              <table:table-cell office:value-type="float" office:value="0.16529888822159">
                <text:p>0.1652988882215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09999999999998">
                <text:p>3.09999999999998</text:p>
              </table:table-cell>
              <table:table-cell office:value-type="float" office:value="0.146314041224639">
                <text:p>0.14631404122463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19999999999998">
                <text:p>3.19999999999998</text:p>
              </table:table-cell>
              <table:table-cell office:value-type="float" office:value="0.128992631036522">
                <text:p>0.12899263103652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29999999999998">
                <text:p>3.29999999999998</text:p>
              </table:table-cell>
              <table:table-cell office:value-type="float" office:value="0.113267839935592">
                <text:p>0.11326783993559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39999999999998">
                <text:p>3.39999999999998</text:p>
              </table:table-cell>
              <table:table-cell office:value-type="float" office:value="0.0990629274467496">
                <text:p>0.099062927446749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49999999999998">
                <text:p>3.49999999999998</text:p>
              </table:table-cell>
              <table:table-cell office:value-type="float" office:value="0.0862935864993725">
                <text:p>0.08629358649937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59999999999998">
                <text:p>3.59999999999998</text:p>
              </table:table-cell>
              <table:table-cell office:value-type="float" office:value="0.0748701499452616">
                <text:p>0.074870149945261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69999999999998">
                <text:p>3.69999999999998</text:p>
              </table:table-cell>
              <table:table-cell office:value-type="float" office:value="0.0646996168137871">
                <text:p>0.064699616813787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79999999999998">
                <text:p>3.79999999999998</text:p>
              </table:table-cell>
              <table:table-cell office:value-type="float" office:value="0.0556874762632713">
                <text:p>0.055687476263271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89999999999998">
                <text:p>3.89999999999998</text:p>
              </table:table-cell>
              <table:table-cell office:value-type="float" office:value="0.0477393153212422">
                <text:p>0.04773931532124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99999999999998">
                <text:p>3.99999999999998</text:p>
              </table:table-cell>
              <table:table-cell office:value-type="float" office:value="0.0407622039783673">
                <text:p>0.040762203978367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09999999999998">
                <text:p>4.09999999999998</text:p>
              </table:table-cell>
              <table:table-cell office:value-type="float" office:value="0.0346658578510774">
                <text:p>0.034665857851077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19999999999998">
                <text:p>4.19999999999998</text:p>
              </table:table-cell>
              <table:table-cell office:value-type="float" office:value="0.0293635843477002">
                <text:p>0.02936358434770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29999999999998">
                <text:p>4.29999999999998</text:p>
              </table:table-cell>
              <table:table-cell office:value-type="float" office:value="0.0247730230033149">
                <text:p>0.024773023003314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39999999999998">
                <text:p>4.39999999999998</text:p>
              </table:table-cell>
              <table:table-cell office:value-type="float" office:value="0.0208166943753065">
                <text:p>0.020816694375306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.49999999999998">
                <text:p>4.49999999999998</text:p>
              </table:table-cell>
              <table:table-cell office:value-type="float" office:value="0.0174223746394941">
                <text:p>0.017422374639494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59999999999998">
                <text:p>4.59999999999998</text:p>
              </table:table-cell>
              <table:table-cell office:value-type="float" office:value="0.0145233148527074">
                <text:p>0.014523314852707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.69999999999998">
                <text:p>4.69999999999998</text:p>
              </table:table-cell>
              <table:table-cell office:value-type="float" office:value="0.0120583248338119">
                <text:p>0.012058324833811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.79999999999998">
                <text:p>4.79999999999998</text:p>
              </table:table-cell>
              <table:table-cell office:value-type="float" office:value="0.00997174186137682">
                <text:p>0.0099717418613768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.89999999999998">
                <text:p>4.89999999999998</text:p>
              </table:table-cell>
              <table:table-cell office:value-type="float" office:value="0.00821330400344888">
                <text:p>0.0082133040034488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.99999999999998">
                <text:p>4.99999999999998</text:p>
              </table:table-cell>
              <table:table-cell office:value-type="float" office:value="0.00673794699908573">
                <text:p>0.0067379469990857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.09999999999998">
                <text:p>5.09999999999998</text:p>
              </table:table-cell>
              <table:table-cell office:value-type="float" office:value="0.00550554231769657">
                <text:p>0.0055055423176965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.19999999999998">
                <text:p>5.19999999999998</text:p>
              </table:table-cell>
              <table:table-cell office:value-type="float" office:value="0.00448059244101681">
                <text:p>0.0044805924410168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.29999999999998">
                <text:p>5.29999999999998</text:p>
              </table:table-cell>
              <table:table-cell office:value-type="float" office:value="0.00363189764530133">
                <text:p>0.0036318976453013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.39999999999998">
                <text:p>5.39999999999998</text:p>
              </table:table-cell>
              <table:table-cell office:value-type="float" office:value="0.00293220669850172">
                <text:p>0.0029322066985017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.49999999999998">
                <text:p>5.49999999999998</text:p>
              </table:table-cell>
              <table:table-cell office:value-type="float" office:value="0.00235786200649034">
                <text:p>0.0023578620064903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.59999999999998">
                <text:p>5.59999999999998</text:p>
              </table:table-cell>
              <table:table-cell office:value-type="float" office:value="0.00188844790797907">
                <text:p>0.0018884479079790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.69999999999998">
                <text:p>5.69999999999998</text:p>
              </table:table-cell>
              <table:table-cell office:value-type="float" office:value="0.00150644908024758">
                <text:p>0.0015064490802475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.79999999999998">
                <text:p>5.79999999999998</text:p>
              </table:table-cell>
              <table:table-cell office:value-type="float" office:value="0.00119692441471694">
                <text:p>0.0011969244147169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.89999999999998">
                <text:p>5.89999999999998</text:p>
              </table:table-cell>
              <table:table-cell office:value-type="float" office:value="0.000947200278320161">
                <text:p>0.00094720027832016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.99999999999998">
                <text:p>5.99999999999998</text:p>
              </table:table-cell>
              <table:table-cell office:value-type="float" office:value="0.00074658580837672">
                <text:p>0.0007465858083767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.09999999999998">
                <text:p>6.09999999999998</text:p>
              </table:table-cell>
              <table:table-cell office:value-type="float" office:value="0.000586111800938672">
                <text:p>0.00058611180093867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.19999999999998">
                <text:p>6.19999999999998</text:p>
              </table:table-cell>
              <table:table-cell office:value-type="float" office:value="0.000458293843445045">
                <text:p>0.00045829384344504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.29999999999998">
                <text:p>6.29999999999998</text:p>
              </table:table-cell>
              <table:table-cell office:value-type="float" office:value="0.000356919604151806">
                <text:p>0.00035691960415180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39999999999998">
                <text:p>6.39999999999998</text:p>
              </table:table-cell>
              <table:table-cell office:value-type="float" office:value="0.00027685961093023">
                <text:p>0.0002768596109302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.49999999999998">
                <text:p>6.49999999999998</text:p>
              </table:table-cell>
              <table:table-cell office:value-type="float" office:value="0.000213900415367675">
                <text:p>0.0002139004153676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.59999999999998">
                <text:p>6.59999999999998</text:p>
              </table:table-cell>
              <table:table-cell office:value-type="float" office:value="0.000164598727601056">
                <text:p>0.00016459872760105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.69999999999997">
                <text:p>6.69999999999997</text:p>
              </table:table-cell>
              <table:table-cell office:value-type="float" office:value="0.000126154905170331">
                <text:p>0.00012615490517033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.79999999999997">
                <text:p>6.79999999999997</text:p>
              </table:table-cell>
              <table:table-cell office:value-type="float" office:value="0.0000963040677170413">
                <text:p>0.000096304067717041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.89999999999997">
                <text:p>6.89999999999997</text:p>
              </table:table-cell>
              <table:table-cell office:value-type="float" office:value="0.0000732230716633627">
                <text:p>0.000073223071663362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.99999999999997">
                <text:p>6.99999999999997</text:p>
              </table:table-cell>
              <table:table-cell office:value-type="float" office:value="0.0000554515994321811">
                <text:p>0.000055451599432181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.09999999999997">
                <text:p>7.09999999999997</text:p>
              </table:table-cell>
              <table:table-cell office:value-type="float" office:value="0.0000418256822169642">
                <text:p>0.000041825682216964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.19999999999997">
                <text:p>7.19999999999997</text:p>
              </table:table-cell>
              <table:table-cell office:value-type="float" office:value="0.0000314220714360798">
                <text:p>0.000031422071436079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.29999999999997">
                <text:p>7.29999999999997</text:p>
              </table:table-cell>
              <table:table-cell office:value-type="float" office:value="0.0000235119912734696">
                <text:p>0.000023511991273469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.39999999999997">
                <text:p>7.39999999999997</text:p>
              </table:table-cell>
              <table:table-cell office:value-type="float" office:value="0.0000175229343631367">
                <text:p>0.000017522934363136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.49999999999997">
                <text:p>7.49999999999997</text:p>
              </table:table-cell>
              <table:table-cell office:value-type="float" office:value="0.0000130072976540687">
                <text:p>0.000013007297654068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.59999999999997">
                <text:p>7.59999999999997</text:p>
              </table:table-cell>
              <table:table-cell office:value-type="float" office:value="0.00000961679027700133">
                <text:p>0.0000096167902770013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.69999999999997">
                <text:p>7.69999999999997</text:p>
              </table:table-cell>
              <table:table-cell office:value-type="float" office:value="0.00000708167568209932">
                <text:p>0.0000070816756820993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.79999999999997">
                <text:p>7.79999999999997</text:p>
              </table:table-cell>
              <table:table-cell office:value-type="float" office:value="0.00000519403347400333">
                <text:p>0.000005194033474003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.89999999999997">
                <text:p>7.89999999999997</text:p>
              </table:table-cell>
              <table:table-cell office:value-type="float" office:value="0.00000379434028565644">
                <text:p>0.0000037943402856564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.99999999999997">
                <text:p>7.99999999999997</text:p>
              </table:table-cell>
              <table:table-cell office:value-type="float" office:value="0.00000276077257203746">
                <text:p>0.0000027607725720374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.09999999999997">
                <text:p>8.09999999999997</text:p>
              </table:table-cell>
              <table:table-cell office:value-type="float" office:value="0.00000200072688686799">
                <text:p>0.0000020007268868679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.19999999999997">
                <text:p>8.19999999999997</text:p>
              </table:table-cell>
              <table:table-cell office:value-type="float" office:value="0.00000144413504557542">
                <text:p>0.0000014441350455754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.29999999999997">
                <text:p>8.29999999999997</text:p>
              </table:table-cell>
              <table:table-cell office:value-type="float" office:value="0.00000103822295854497">
                <text:p>0.0000010382229585449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.39999999999997">
                <text:p>8.39999999999997</text:p>
              </table:table-cell>
              <table:table-cell office:value-type="float" office:value="0.000000743423476261252">
                <text:p>0.00000074342347626125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.49999999999997">
                <text:p>8.49999999999997</text:p>
              </table:table-cell>
              <table:table-cell office:value-type="float" office:value="0.000000530206120182486">
                <text:p>0.00000053020612018248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.59999999999997">
                <text:p>8.59999999999997</text:p>
              </table:table-cell>
              <table:table-cell office:value-type="float" office:value="0.000000376630965597449">
                <text:p>0.00000037663096559744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.69999999999997">
                <text:p>8.69999999999997</text:p>
              </table:table-cell>
              <table:table-cell office:value-type="float" office:value="0.000000266471111191175">
                <text:p>0.0000002664711111911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.79999999999997">
                <text:p>8.79999999999997</text:p>
              </table:table-cell>
              <table:table-cell office:value-type="float" office:value="0.000000187779018310532">
                <text:p>0.00000018777901831053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.89999999999997">
                <text:p>8.89999999999997</text:p>
              </table:table-cell>
              <table:table-cell office:value-type="float" office:value="0.000000131797392346733">
                <text:p>0.0000001317973923467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.99999999999997">
                <text:p>8.99999999999997</text:p>
              </table:table-cell>
              <table:table-cell office:value-type="float" office:value="0.0000000921360083456725">
                <text:p>0.00000009213600834567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.09999999999997">
                <text:p>9.09999999999997</text:p>
              </table:table-cell>
              <table:table-cell office:value-type="float" office:value="0.0000000641526780544141">
                <text:p>0.000000064152678054414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.19999999999997">
                <text:p>9.19999999999997</text:p>
              </table:table-cell>
              <table:table-cell office:value-type="float" office:value="0.000000044490061935844">
                <text:p>0.00000004449006193584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.29999999999997">
                <text:p>9.29999999999997</text:p>
              </table:table-cell>
              <table:table-cell office:value-type="float" office:value="0.0000000307308131512697">
                <text:p>0.000000030730813151269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.39999999999997">
                <text:p>9.39999999999997</text:p>
              </table:table-cell>
              <table:table-cell office:value-type="float" office:value="0.000000021142089929804">
                <text:p>0.00000002114208992980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.49999999999996">
                <text:p>9.49999999999996</text:p>
              </table:table-cell>
              <table:table-cell office:value-type="float" office:value="0.0000000144872048677225">
                <text:p>0.00000001448720486772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.59999999999996">
                <text:p>9.59999999999996</text:p>
              </table:table-cell>
              <table:table-cell office:value-type="float" office:value="0.00000000988744565699365">
                <text:p>0.0000000098874456569936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.69999999999996">
                <text:p>9.69999999999996</text:p>
              </table:table-cell>
              <table:table-cell office:value-type="float" office:value="0.00000000672119413189021">
                <text:p>0.0000000067211941318902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.79999999999996">
                <text:p>9.79999999999996</text:p>
              </table:table-cell>
              <table:table-cell office:value-type="float" office:value="0.00000000455063069183301">
                <text:p>0.0000000045506306918330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.89999999999996">
                <text:p>9.89999999999996</text:p>
              </table:table-cell>
              <table:table-cell office:value-type="float" office:value="0.00000000306873626548985">
                <text:p>0.0000000030687362654898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.99999999999996">
                <text:p>9.99999999999996</text:p>
              </table:table-cell>
              <table:table-cell office:value-type="float" office:value="0.00000000206115362243886">
                <text:p>0.000000002061153622438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